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50"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85"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6" style:family="paragraph" style:parent-style-name="Table_20_Contents">
      <style:text-properties style:font-name="Arial"/>
    </style:style>
    <style:style style:name="P87" style:family="paragraph" style:parent-style-name="Table_20_Contents">
      <style:text-properties style:font-name="Arial" fo:font-weight="bold" style:font-weight-asian="bold" style:font-weight-complex="bold"/>
    </style:style>
    <style:style style:name="P88" style:family="paragraph" style:parent-style-name="Table_20_Contents">
      <style:text-properties style:font-name="Arial" officeooo:rsid="00039645" officeooo:paragraph-rsid="00039645"/>
    </style:style>
    <style:style style:name="P89" style:family="paragraph" style:parent-style-name="Text_20_body">
      <style:text-properties style:font-name="Arial" officeooo:rsid="00039645" officeooo:paragraph-rsid="00039645"/>
    </style:style>
    <style:style style:name="P90" style:family="paragraph" style:parent-style-name="Text_20_body">
      <style:text-properties style:font-name="Arial"/>
    </style:style>
    <style:style style:name="P91" style:family="paragraph" style:parent-style-name="Table_20_Heading">
      <style:text-properties style:font-name="Arial"/>
    </style:style>
    <style:style style:name="P92" style:family="paragraph" style:parent-style-name="Table_20_Heading">
      <style:paragraph-properties fo:text-align="start" style:justify-single-word="false"/>
      <style:text-properties style:font-name="Arial"/>
    </style:style>
    <style:style style:name="P93" style:family="paragraph" style:parent-style-name="Standard">
      <style:text-properties style:font-name="Arial1"/>
    </style:style>
    <style:style style:name="P94" style:family="paragraph" style:parent-style-name="Standard">
      <style:text-properties style:font-name="Arial1" fo:font-weight="normal" style:font-weight-asian="normal" style:font-weight-complex="normal"/>
    </style:style>
    <style:style style:name="P95" style:family="paragraph" style:parent-style-name="Table_20_Contents">
      <style:text-properties style:font-name="Arial1" fo:font-weight="normal" style:font-weight-asian="normal" style:font-weight-complex="normal"/>
    </style:style>
    <style:style style:name="P96" style:family="paragraph" style:parent-style-name="Table_20_Contents">
      <style:text-properties style:font-name="Arial1"/>
    </style:style>
    <style:style style:name="P97" style:family="paragraph" style:parent-style-name="Table_20_Contents">
      <style:text-properties style:font-name="Arial1" fo:font-weight="bold" style:font-weight-asian="bold" style:font-weight-complex="bold"/>
    </style:style>
    <style:style style:name="P98" style:family="paragraph" style:parent-style-name="Table_20_Contents">
      <style:text-properties style:font-name="Arial1" fo:font-style="italic" style:font-style-asian="italic" style:font-style-complex="italic"/>
    </style:style>
    <style:style style:name="P99"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00"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02" style:family="paragraph" style:parent-style-name="Text_20_body">
      <style:text-properties style:font-name="Arial1"/>
    </style:style>
    <style:style style:name="P103" style:family="paragraph" style:parent-style-name="Text_20_body">
      <style:text-properties style:font-name="Arial1" officeooo:rsid="00514dd6" officeooo:paragraph-rsid="00628528"/>
    </style:style>
    <style:style style:name="P104" style:family="paragraph" style:parent-style-name="Text_20_body">
      <style:text-properties style:font-name="Arial1" officeooo:paragraph-rsid="001ec80d"/>
    </style:style>
    <style:style style:name="P105" style:family="paragraph" style:parent-style-name="Table_20_Heading">
      <style:text-properties style:font-name="Arial1"/>
    </style:style>
    <style:style style:name="P106" style:family="paragraph" style:parent-style-name="Standard">
      <style:paragraph-properties fo:text-align="center" style:justify-single-word="false"/>
    </style:style>
    <style:style style:name="P107" style:family="paragraph" style:parent-style-name="Standard">
      <style:text-properties officeooo:rsid="00d179f1" officeooo:paragraph-rsid="00d179f1"/>
    </style:style>
    <style:style style:name="P108"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09" style:family="paragraph" style:parent-style-name="Table_20_Contents">
      <style:text-properties officeooo:rsid="0006f066" officeooo:paragraph-rsid="0006f066"/>
    </style:style>
    <style:style style:name="P110" style:family="paragraph" style:parent-style-name="Table_20_Contents">
      <style:paragraph-properties fo:text-align="start" style:justify-single-word="false"/>
      <style:text-properties fo:font-weight="normal" style:font-weight-asian="normal" style:font-weight-complex="normal"/>
    </style:style>
    <style:style style:name="P111" style:family="paragraph" style:parent-style-name="Table_20_Contents">
      <style:text-properties fo:font-weight="normal" officeooo:rsid="00a17a11" officeooo:paragraph-rsid="00a23781" style:font-weight-asian="normal" style:font-weight-complex="normal"/>
    </style:style>
    <style:style style:name="P112" style:family="paragraph" style:parent-style-name="Text_20_body">
      <style:text-properties fo:font-weight="normal" style:font-weight-asian="normal" style:font-weight-complex="normal"/>
    </style:style>
    <style:style style:name="P113" style:family="paragraph" style:parent-style-name="Text_20_body">
      <style:text-properties fo:font-weight="normal" officeooo:rsid="0006f066" officeooo:paragraph-rsid="0006f066" style:font-weight-asian="normal" style:font-weight-complex="normal"/>
    </style:style>
    <style:style style:name="P114" style:family="paragraph" style:parent-style-name="Text_20_body">
      <style:text-properties fo:font-weight="normal" officeooo:rsid="0073736b" officeooo:paragraph-rsid="0073736b" style:font-weight-asian="normal" style:font-weight-complex="normal"/>
    </style:style>
    <style:style style:name="P115" style:family="paragraph" style:parent-style-name="Table_20_Contents">
      <style:paragraph-properties fo:text-align="start" style:justify-single-word="false"/>
      <style:text-properties fo:font-weight="bold" style:font-weight-asian="bold" style:font-weight-complex="bold"/>
    </style:style>
    <style:style style:name="P116" style:family="paragraph" style:parent-style-name="Table_20_Contents">
      <style:paragraph-properties fo:text-align="start" style:justify-single-word="false"/>
    </style:style>
    <style:style style:name="P117" style:family="paragraph" style:parent-style-name="Table_20_Contents">
      <style:paragraph-properties fo:text-align="start" style:justify-single-word="false"/>
      <style:text-properties officeooo:paragraph-rsid="00a03282"/>
    </style:style>
    <style:style style:name="P118" style:family="paragraph" style:parent-style-name="Table_20_Contents">
      <style:paragraph-properties fo:text-align="start" style:justify-single-word="false"/>
      <style:text-properties officeooo:paragraph-rsid="00c8cf71"/>
    </style:style>
    <style:style style:name="P119" style:family="paragraph" style:parent-style-name="Table_20_Contents">
      <style:paragraph-properties fo:text-align="start" style:justify-single-word="false"/>
      <style:text-properties officeooo:paragraph-rsid="00cfb5a5"/>
    </style:style>
    <style:style style:name="P120" style:family="paragraph" style:parent-style-name="Table_20_Contents">
      <style:paragraph-properties fo:text-align="start" style:justify-single-word="false"/>
      <style:text-properties officeooo:paragraph-rsid="00d179f1"/>
    </style:style>
    <style:style style:name="P121" style:family="paragraph" style:parent-style-name="Table_20_Contents">
      <style:paragraph-properties fo:text-align="start" style:justify-single-word="false"/>
      <style:text-properties officeooo:paragraph-rsid="00d534a5"/>
    </style:style>
    <style:style style:name="P122" style:family="paragraph" style:parent-style-name="Table_20_Contents">
      <style:text-properties officeooo:rsid="00628528" officeooo:paragraph-rsid="00628528"/>
    </style:style>
    <style:style style:name="P123" style:family="paragraph" style:parent-style-name="Table_20_Contents">
      <style:text-properties officeooo:rsid="00a17a11" officeooo:paragraph-rsid="00a23781"/>
    </style:style>
    <style:style style:name="P124" style:family="paragraph" style:parent-style-name="Table_20_Contents">
      <style:text-properties fo:font-size="10pt" style:font-size-asian="10pt" style:font-size-complex="10pt"/>
    </style:style>
    <style:style style:name="P125" style:family="paragraph" style:parent-style-name="Table_20_Contents">
      <style:text-properties fo:font-size="10pt" officeooo:rsid="00a979d5" officeooo:paragraph-rsid="00a979d5" style:font-size-asian="10pt" style:font-size-complex="10pt"/>
    </style:style>
    <style:style style:name="P126" style:family="paragraph" style:parent-style-name="Text_20_body">
      <style:text-properties fo:font-size="10pt" officeooo:rsid="00a979d5" officeooo:paragraph-rsid="00a979d5" style:font-size-asian="10pt" style:font-size-complex="10pt"/>
    </style:style>
    <style:style style:name="P127" style:family="paragraph" style:parent-style-name="Table_20_Contents">
      <style:text-properties fo:font-size="10pt" officeooo:rsid="00a979d5" officeooo:paragraph-rsid="00b6e13d" style:font-size-asian="10pt" style:font-size-complex="10pt"/>
    </style:style>
    <style:style style:name="P128" style:family="paragraph" style:parent-style-name="Table_20_Contents">
      <style:text-properties fo:font-size="10pt" officeooo:rsid="00aaf678" officeooo:paragraph-rsid="00aaf678" style:font-size-asian="10pt" style:font-size-complex="10pt"/>
    </style:style>
    <style:style style:name="P129" style:family="paragraph" style:parent-style-name="Text_20_body">
      <style:text-properties fo:font-size="10pt" officeooo:rsid="00a60c4d" officeooo:paragraph-rsid="00a979d5" style:font-size-asian="10pt" style:font-size-complex="10pt"/>
    </style:style>
    <style:style style:name="P130" style:family="paragraph" style:parent-style-name="Table_20_Contents">
      <style:paragraph-properties fo:text-align="start" style:justify-single-word="false"/>
      <style:text-properties officeooo:rsid="00cfb5a5" officeooo:paragraph-rsid="00cfb5a5"/>
    </style:style>
    <style:style style:name="P131" style:family="paragraph" style:parent-style-name="Text_20_body">
      <style:text-properties fo:font-style="italic" style:font-style-asian="italic" style:font-style-complex="italic"/>
    </style:style>
    <style:style style:name="P132" style:family="paragraph" style:parent-style-name="Text_20_body">
      <style:text-properties officeooo:rsid="001b2976" officeooo:paragraph-rsid="001b2976"/>
    </style:style>
    <style:style style:name="P133" style:family="paragraph" style:parent-style-name="Text_20_body">
      <style:text-properties officeooo:rsid="001bf16d" officeooo:paragraph-rsid="001bf16d"/>
    </style:style>
    <style:style style:name="P134" style:family="paragraph" style:parent-style-name="Text_20_body">
      <style:text-properties officeooo:rsid="0026d661" officeooo:paragraph-rsid="0026d661"/>
    </style:style>
    <style:style style:name="P135" style:family="paragraph" style:parent-style-name="Text_20_body">
      <style:text-properties officeooo:rsid="004efe9a" officeooo:paragraph-rsid="004efe9a"/>
    </style:style>
    <style:style style:name="P136" style:family="paragraph" style:parent-style-name="Text_20_body">
      <style:text-properties officeooo:paragraph-rsid="00535419"/>
    </style:style>
    <style:style style:name="P137" style:family="paragraph" style:parent-style-name="Text_20_body">
      <style:text-properties officeooo:rsid="00570221" officeooo:paragraph-rsid="0059e51b"/>
    </style:style>
    <style:style style:name="P138" style:family="paragraph" style:parent-style-name="Text_20_body">
      <style:text-properties officeooo:rsid="0057ff57" officeooo:paragraph-rsid="0057ff57"/>
    </style:style>
    <style:style style:name="P139" style:family="paragraph" style:parent-style-name="Text_20_body">
      <style:text-properties officeooo:rsid="0057ff57" officeooo:paragraph-rsid="0059e51b"/>
    </style:style>
    <style:style style:name="P140" style:family="paragraph" style:parent-style-name="Text_20_body">
      <style:text-properties officeooo:rsid="0057ff57" officeooo:paragraph-rsid="005e0c21"/>
    </style:style>
    <style:style style:name="P141" style:family="paragraph" style:parent-style-name="Text_20_body">
      <style:text-properties officeooo:rsid="0057ff57" officeooo:paragraph-rsid="00628528"/>
    </style:style>
    <style:style style:name="P142" style:family="paragraph" style:parent-style-name="Text_20_body">
      <style:text-properties officeooo:rsid="0057ff57" officeooo:paragraph-rsid="007bebd8"/>
    </style:style>
    <style:style style:name="P143" style:family="paragraph" style:parent-style-name="Text_20_body">
      <style:text-properties officeooo:rsid="0057ff57" officeooo:paragraph-rsid="0081b9e2"/>
    </style:style>
    <style:style style:name="P144" style:family="paragraph" style:parent-style-name="Text_20_body">
      <style:text-properties officeooo:rsid="0057ff57" officeooo:paragraph-rsid="00846027"/>
    </style:style>
    <style:style style:name="P145" style:family="paragraph" style:parent-style-name="Text_20_body">
      <style:text-properties officeooo:rsid="005e0c21" officeooo:paragraph-rsid="005e0c21"/>
    </style:style>
    <style:style style:name="P146" style:family="paragraph" style:parent-style-name="Text_20_body">
      <style:text-properties officeooo:rsid="00792dfc" officeooo:paragraph-rsid="00792dfc"/>
    </style:style>
    <style:style style:name="P147" style:family="paragraph" style:parent-style-name="Text_20_body">
      <style:text-properties officeooo:rsid="00792dfc" officeooo:paragraph-rsid="007da6c6"/>
    </style:style>
    <style:style style:name="P148" style:family="paragraph" style:parent-style-name="Text_20_body">
      <style:text-properties officeooo:rsid="00792dfc" officeooo:paragraph-rsid="00a37ed7"/>
    </style:style>
    <style:style style:name="P149" style:family="paragraph" style:parent-style-name="Text_20_body">
      <style:text-properties officeooo:paragraph-rsid="00a60c4d"/>
    </style:style>
    <style:style style:name="P150" style:family="paragraph" style:parent-style-name="Text_20_body">
      <style:text-properties officeooo:rsid="00a60c4d" officeooo:paragraph-rsid="00a60c4d"/>
    </style:style>
    <style:style style:name="P151" style:family="paragraph" style:parent-style-name="Text_20_body">
      <style:text-properties officeooo:rsid="00a7a500" officeooo:paragraph-rsid="00a7a500"/>
    </style:style>
    <style:style style:name="P152" style:family="paragraph" style:parent-style-name="Table_20_Heading">
      <style:text-properties officeooo:rsid="00a7a500" officeooo:paragraph-rsid="00a7a500"/>
    </style:style>
    <style:style style:name="P153" style:family="paragraph" style:parent-style-name="Text_20_body">
      <style:text-properties officeooo:paragraph-rsid="00a7a500"/>
    </style:style>
    <style:style style:name="P154" style:family="paragraph" style:parent-style-name="Text_20_body">
      <style:text-properties style:font-name="Consolas" fo:font-size="10pt" officeooo:rsid="00ae4855" officeooo:paragraph-rsid="00af109f" style:font-size-asian="10pt" style:font-size-complex="10pt"/>
    </style:style>
    <style:style style:name="P155" style:family="paragraph" style:parent-style-name="Text_20_body">
      <style:text-properties style:font-name="Consolas" fo:font-size="10pt" officeooo:rsid="00ae4855" officeooo:paragraph-rsid="00b1597c" style:font-size-asian="10pt" style:font-size-complex="10pt"/>
    </style:style>
    <style:style style:name="P156" style:family="paragraph" style:parent-style-name="Text_20_body">
      <style:text-properties officeooo:rsid="00b1597c" officeooo:paragraph-rsid="00b1597c"/>
    </style:style>
    <style:style style:name="P157" style:family="paragraph" style:parent-style-name="Text_20_body">
      <style:text-properties officeooo:rsid="00bb2e3f" officeooo:paragraph-rsid="00bb2e3f"/>
    </style:style>
    <style:style style:name="P158" style:family="paragraph" style:parent-style-name="Text_20_body">
      <style:text-properties officeooo:rsid="00c0b321" officeooo:paragraph-rsid="00c0b321"/>
    </style:style>
    <style:style style:name="P159" style:family="paragraph" style:parent-style-name="Contents_20_2">
      <style:paragraph-properties>
        <style:tab-stops>
          <style:tab-stop style:position="6.9252in" style:type="right" style:leader-style="dotted" style:leader-text="."/>
        </style:tab-stops>
      </style:paragraph-properties>
    </style:style>
    <style:style style:name="P160" style:family="paragraph" style:parent-style-name="Contents_20_4">
      <style:paragraph-properties>
        <style:tab-stops>
          <style:tab-stop style:position="6.9252in" style:type="right" style:leader-style="dotted" style:leader-text="."/>
        </style:tab-stops>
      </style:paragraph-properties>
    </style:style>
    <style:style style:name="P161" style:family="paragraph" style:parent-style-name="Contents_20_1">
      <style:paragraph-properties>
        <style:tab-stops>
          <style:tab-stop style:position="6.9252in" style:type="right" style:leader-style="dotted" style:leader-text="."/>
        </style:tab-stops>
      </style:paragraph-properties>
    </style:style>
    <style:style style:name="P162" style:family="paragraph" style:parent-style-name="Contents_20_3">
      <style:paragraph-properties>
        <style:tab-stops>
          <style:tab-stop style:position="6.9252in" style:type="right" style:leader-style="dotted" style:leader-text="."/>
        </style:tab-stops>
      </style:paragraph-properties>
    </style:style>
    <style:style style:name="P163" style:family="paragraph" style:parent-style-name="Table_20_Contents">
      <style:text-properties officeooo:rsid="00daba7b" officeooo:paragraph-rsid="00daba7b"/>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Contents_20_2">
      <style:paragraph-properties>
        <style:tab-stops>
          <style:tab-stop style:position="6.9252in" style:type="right" style:leader-style="dotted" style:leader-text="."/>
        </style:tab-stops>
      </style:paragraph-properties>
    </style:style>
    <style:style style:name="P166" style:family="paragraph" style:parent-style-name="Contents_20_3">
      <style:paragraph-properties>
        <style:tab-stops>
          <style:tab-stop style:position="6.9252in" style:type="right" style:leader-style="dotted" style:leader-text="."/>
        </style:tab-stops>
      </style:paragraph-properties>
    </style:style>
    <style:style style:name="P167" style:family="paragraph" style:parent-style-name="Contents_20_4">
      <style:paragraph-properties>
        <style:tab-stops>
          <style:tab-stop style:position="6.9252in" style:type="right" style:leader-style="dotted" style:leader-text="."/>
        </style:tab-stops>
      </style:paragraph-properties>
    </style:style>
    <style:style style:name="P168" style:family="paragraph" style:parent-style-name="Heading_20_1">
      <style:paragraph-properties fo:break-before="page"/>
    </style:style>
    <style:style style:name="P169" style:family="paragraph" style:parent-style-name="Heading_20_1">
      <style:text-properties officeooo:rsid="00bb2e3f" officeooo:paragraph-rsid="00bb2e3f"/>
    </style:style>
    <style:style style:name="P170" style:family="paragraph" style:parent-style-name="Heading_20_2">
      <style:text-properties fo:font-weight="bold" style:font-weight-asian="bold" style:font-weight-complex="bold"/>
    </style:style>
    <style:style style:name="P171" style:family="paragraph" style:parent-style-name="Heading_20_2">
      <style:text-properties officeooo:rsid="00a60c4d" officeooo:paragraph-rsid="00a60c4d"/>
    </style:style>
    <style:style style:name="P172" style:family="paragraph" style:parent-style-name="Heading_20_3">
      <style:text-properties officeooo:rsid="004efe9a" officeooo:paragraph-rsid="004efe9a"/>
    </style:style>
    <style:style style:name="P173" style:family="paragraph" style:parent-style-name="Heading_20_3">
      <style:text-properties officeooo:paragraph-rsid="004efe9a"/>
    </style:style>
    <style:style style:name="P174" style:family="paragraph" style:parent-style-name="Heading_20_3">
      <style:text-properties fo:font-weight="bold" style:font-weight-asian="bold" style:font-weight-complex="bold"/>
    </style:style>
    <style:style style:name="P175" style:family="paragraph" style:parent-style-name="Heading_20_3">
      <style:text-properties officeooo:rsid="00a7a500" officeooo:paragraph-rsid="00a7a500"/>
    </style:style>
    <style:style style:name="P176" style:family="paragraph" style:parent-style-name="Heading_20_4">
      <style:text-properties officeooo:rsid="007ea52f" officeooo:paragraph-rsid="007ea52f"/>
    </style:style>
    <style:style style:name="P177" style:family="paragraph" style:parent-style-name="Heading_20_4">
      <style:text-properties officeooo:rsid="007ea52f" officeooo:paragraph-rsid="00a37ed7"/>
    </style:style>
    <style:style style:name="P178" style:family="paragraph" style:parent-style-name="Heading_20_4">
      <style:text-properties officeooo:paragraph-rsid="005e0c21"/>
    </style:style>
    <style:style style:name="P179" style:family="paragraph" style:parent-style-name="Standard" style:list-style-name="L1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80" style:family="paragraph" style:parent-style-name="Standard" style:list-style-name="L11">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81"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82"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83" style:family="paragraph" style:parent-style-name="Table_20_Contents" style:list-style-name="L9">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84" style:family="paragraph" style:parent-style-name="Table_20_Contents" style:list-style-name="L9">
      <style:paragraph-properties fo:text-align="start" style:justify-single-word="false"/>
      <style:text-properties officeooo:rsid="00cb7e4a" officeooo:paragraph-rsid="00cb7e4a"/>
    </style:style>
    <style:style style:name="P185" style:family="paragraph" style:parent-style-name="Table_20_Contents" style:list-style-name="L9">
      <style:paragraph-properties fo:text-align="start" style:justify-single-word="false"/>
      <style:text-properties officeooo:paragraph-rsid="00c9c069"/>
    </style:style>
    <style:style style:name="P186" style:family="paragraph" style:parent-style-name="Table_20_Contents" style:list-style-name="L9">
      <style:paragraph-properties fo:text-align="start" style:justify-single-word="false"/>
      <style:text-properties officeooo:rsid="00c9c069" officeooo:paragraph-rsid="00c9c069"/>
    </style:style>
    <style:style style:name="P187" style:family="paragraph" style:parent-style-name="Text_20_body" style:list-style-name="L1"/>
    <style:style style:name="P188" style:family="paragraph" style:parent-style-name="Text_20_body" style:list-style-name="L1">
      <style:text-properties style:font-name="Arial"/>
    </style:style>
    <style:style style:name="P189" style:family="paragraph" style:parent-style-name="Text_20_body" style:list-style-name="L1">
      <style:text-properties style:font-name="Arial" officeooo:rsid="008b4ace" officeooo:paragraph-rsid="008b4ace"/>
    </style:style>
    <style:style style:name="P190" style:family="paragraph" style:parent-style-name="Text_20_body" style:list-style-name="L2">
      <style:text-properties style:font-name="Arial"/>
    </style:style>
    <style:style style:name="P191" style:family="paragraph" style:parent-style-name="Text_20_body" style:list-style-name="L2">
      <style:text-properties style:font-name="Arial" officeooo:rsid="00039645" officeooo:paragraph-rsid="00039645"/>
    </style:style>
    <style:style style:name="P192" style:family="paragraph" style:parent-style-name="Text_20_body" style:list-style-name="L2"/>
    <style:style style:name="P193" style:family="paragraph" style:parent-style-name="Text_20_body" style:list-style-name="L3"/>
    <style:style style:name="P194" style:family="paragraph" style:parent-style-name="Text_20_body" style:list-style-name="L4"/>
    <style:style style:name="P195" style:family="paragraph" style:parent-style-name="Text_20_body" style:list-style-name="L4">
      <style:text-properties fo:font-weight="normal" style:font-weight-asian="normal" style:font-weight-complex="normal"/>
    </style:style>
    <style:style style:name="P196" style:family="paragraph" style:parent-style-name="Text_20_body" style:list-style-name="L5">
      <style:text-properties fo:font-weight="normal" officeooo:paragraph-rsid="003153d0" style:font-weight-asian="normal" style:font-weight-complex="normal"/>
    </style:style>
    <style:style style:name="P197" style:family="paragraph" style:parent-style-name="Text_20_body" style:list-style-name="L6">
      <style:text-properties fo:font-weight="normal" style:font-weight-asian="normal" style:font-weight-complex="normal"/>
    </style:style>
    <style:style style:name="P198" style:family="paragraph" style:parent-style-name="Text_20_body" style:list-style-name="L5"/>
    <style:style style:name="P199" style:family="paragraph" style:parent-style-name="Text_20_body" style:list-style-name="L10"/>
    <style:style style:name="P200" style:family="paragraph" style:parent-style-name="Text_20_body" style:list-style-name="L12">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c2d22" style:font-weight-asian="bold" style:font-weight-complex="bold"/>
    </style:style>
    <style:style style:name="T8" style:family="text">
      <style:text-properties fo:font-weight="bold" officeooo:rsid="00628528" style:font-weight-asian="bold" style:font-weight-complex="bold"/>
    </style:style>
    <style:style style:name="T9" style:family="text">
      <style:text-properties fo:font-weight="bold" officeooo:rsid="00792dfc" style:font-weight-asian="bold" style:font-weight-complex="bold"/>
    </style:style>
    <style:style style:name="T10" style:family="text">
      <style:text-properties fo:font-weight="bold" officeooo:rsid="007bebd8" style:font-weight-asian="bold" style:font-weight-complex="bold"/>
    </style:style>
    <style:style style:name="T11" style:family="text">
      <style:text-properties fo:font-weight="bold" officeooo:rsid="00c333d7" style:font-weight-asian="bold" style:font-weight-complex="bold"/>
    </style:style>
    <style:style style:name="T12" style:family="text">
      <style:text-properties fo:font-weight="bold" officeooo:rsid="00cfb5a5" style:font-weight-asian="bold" style:font-weight-complex="bold"/>
    </style:style>
    <style:style style:name="T13" style:family="text">
      <style:text-properties style:font-name="Arial"/>
    </style:style>
    <style:style style:name="T14" style:family="text">
      <style:text-properties style:font-name="Arial" fo:font-style="italic" fo:font-weight="bold" style:font-style-asian="italic" style:font-weight-asian="bold" style:font-style-complex="italic" style:font-weight-complex="bold"/>
    </style:style>
    <style:style style:name="T15" style:family="text">
      <style:text-properties style:font-name="Arial" fo:font-size="12pt" fo:font-weight="normal" style:font-size-asian="12pt" style:font-weight-asian="normal" style:font-size-complex="12pt" style:font-weight-complex="normal"/>
    </style:style>
    <style:style style:name="T16" style:family="text">
      <style:text-properties style:font-name="Arial" fo:font-size="12pt" fo:font-weight="normal" officeooo:rsid="00a03282" style:font-size-asian="12pt" style:font-weight-asian="normal" style:font-size-complex="12pt" style:font-weight-complex="normal"/>
    </style:style>
    <style:style style:name="T17" style:family="text">
      <style:text-properties style:font-name="Arial" fo:font-size="12pt" fo:font-weight="normal" officeooo:rsid="00c8cf71" style:font-size-asian="12pt" style:font-weight-asian="normal" style:font-size-complex="12pt" style:font-weight-complex="normal"/>
    </style:style>
    <style:style style:name="T18" style:family="text">
      <style:text-properties style:font-name="Arial" fo:font-size="12pt" fo:font-weight="normal" officeooo:rsid="00c9484a" style:font-size-asian="12pt" style:font-weight-asian="normal" style:font-size-complex="12pt" style:font-weight-complex="normal"/>
    </style:style>
    <style:style style:name="T19" style:family="text">
      <style:text-properties style:font-name="Arial" fo:font-size="12pt" fo:font-weight="normal" officeooo:rsid="00c9c069" style:font-size-asian="12pt" style:font-weight-asian="normal" style:font-size-complex="12pt" style:font-weight-complex="normal"/>
    </style:style>
    <style:style style:name="T20" style:family="text">
      <style:text-properties style:font-name="Arial" fo:font-size="12pt" fo:font-weight="normal" officeooo:rsid="00cfb5a5" style:font-size-asian="12pt" style:font-weight-asian="normal" style:font-size-complex="12pt" style:font-weight-complex="normal"/>
    </style:style>
    <style:style style:name="T21" style:family="text">
      <style:text-properties style:font-name="Arial" fo:font-size="12pt" fo:font-weight="normal" officeooo:rsid="00d179f1" style:font-size-asian="12pt" style:font-weight-asian="normal" style:font-size-complex="12pt" style:font-weight-complex="normal"/>
    </style:style>
    <style:style style:name="T22" style:family="text">
      <style:text-properties style:font-name="Arial" fo:font-size="12pt" fo:font-weight="normal" officeooo:rsid="00d534a5" style:font-size-asian="12pt" style:font-weight-asian="normal" style:font-size-complex="12pt" style:font-weight-complex="normal"/>
    </style:style>
    <style:style style:name="T23" style:family="text">
      <style:text-properties style:font-name="Arial" fo:font-size="12pt" fo:font-weight="bold" officeooo:rsid="00c8cf71" style:font-size-asian="12pt" style:font-weight-asian="bold" style:font-size-complex="12pt" style:font-weight-complex="bold"/>
    </style:style>
    <style:style style:name="T24" style:family="text">
      <style:text-properties style:font-name="Arial" fo:font-size="12pt" fo:font-weight="bold" officeooo:rsid="00d179f1" style:font-size-asian="12pt" style:font-weight-asian="bold" style:font-size-complex="12pt" style:font-weight-complex="bold"/>
    </style:style>
    <style:style style:name="T25" style:family="text">
      <style:text-properties style:font-name="Arial" fo:font-size="12pt" fo:font-weight="bold" officeooo:rsid="00d534a5" style:font-size-asian="12pt" style:font-weight-asian="bold" style:font-size-complex="12pt" style:font-weight-complex="bold"/>
    </style:style>
    <style:style style:name="T26" style:family="text">
      <style:text-properties style:font-name="Arial" fo:font-size="32pt" fo:font-weight="bold" style:font-size-asian="32pt" style:font-weight-asian="bold" style:font-size-complex="32pt" style:font-weight-complex="bold"/>
    </style:style>
    <style:style style:name="T27" style:family="text">
      <style:text-properties style:font-name="Arial" fo:font-size="32pt" fo:font-weight="bold" officeooo:rsid="001548d5" style:font-size-asian="32pt" style:font-weight-asian="bold" style:font-size-complex="32pt" style:font-weight-complex="bold"/>
    </style:style>
    <style:style style:name="T28" style:family="text">
      <style:text-properties style:font-name="Arial" fo:font-size="32pt" fo:font-weight="bold" officeooo:rsid="00c32158" style:font-size-asian="32pt" style:font-weight-asian="bold" style:font-size-complex="32pt" style:font-weight-complex="bold"/>
    </style:style>
    <style:style style:name="T29" style:family="text">
      <style:text-properties style:font-name="Arial" fo:font-size="32pt" fo:font-weight="bold" officeooo:rsid="009d45a8" style:font-size-asian="32pt" style:font-weight-asian="bold" style:font-size-complex="32pt" style:font-weight-complex="bold"/>
    </style:style>
    <style:style style:name="T30" style:family="text">
      <style:text-properties style:font-name="Arial" fo:font-size="32pt" fo:font-weight="bold" officeooo:rsid="009c0b06" style:font-size-asian="32pt" style:font-weight-asian="bold" style:font-size-complex="32pt" style:font-weight-complex="bold"/>
    </style:style>
    <style:style style:name="T31" style:family="text">
      <style:text-properties style:text-underline-style="solid" style:text-underline-width="auto" style:text-underline-color="font-color"/>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style:font-name="Arial1"/>
    </style:style>
    <style:style style:name="T34" style:family="text">
      <style:text-properties style:font-name="Arial1" fo:font-weight="bold" style:font-weight-asian="bold" style:font-weight-complex="bold"/>
    </style:style>
    <style:style style:name="T35" style:family="text">
      <style:text-properties style:font-name="Arial1" fo:font-weight="normal" style:font-weight-asian="normal" style:font-weight-complex="normal"/>
    </style:style>
    <style:style style:name="T36" style:family="text">
      <style:text-properties style:font-name="Arial1" fo:font-weight="normal" officeooo:rsid="00cdd32e" style:font-weight-asian="normal" style:font-weight-complex="normal"/>
    </style:style>
    <style:style style:name="T37" style:family="text">
      <style:text-properties style:font-name="Arial1" fo:font-style="italic" fo:font-weight="normal" style:font-style-asian="italic" style:font-weight-asian="normal" style:font-style-complex="italic" style:font-weight-complex="normal"/>
    </style:style>
    <style:style style:name="T38" style:family="text">
      <style:text-properties style:font-name="Arial1" fo:font-style="normal" style:font-style-asian="normal" style:font-style-complex="normal"/>
    </style:style>
    <style:style style:name="T39" style:family="text">
      <style:text-properties style:font-name="Arial1" fo:font-size="12pt" fo:font-weight="normal" officeooo:rsid="00d534a5" style:font-size-asian="12pt" style:font-weight-asian="normal" style:font-size-complex="12pt" style:font-weight-complex="normal"/>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officeooo:rsid="0086baff" style:font-style-asian="italic" style:font-style-complex="italic"/>
    </style:style>
    <style:style style:name="T42" style:family="text">
      <style:text-properties style:text-underline-style="none"/>
    </style:style>
    <style:style style:name="T43" style:family="text">
      <style:text-properties officeooo:rsid="00039645"/>
    </style:style>
    <style:style style:name="T44" style:family="text">
      <style:text-properties officeooo:rsid="000457bc"/>
    </style:style>
    <style:style style:name="T45" style:family="text">
      <style:text-properties officeooo:rsid="00059fa8"/>
    </style:style>
    <style:style style:name="T46" style:family="text">
      <style:text-properties officeooo:rsid="00092840"/>
    </style:style>
    <style:style style:name="T47" style:family="text">
      <style:text-properties officeooo:rsid="0011ff52"/>
    </style:style>
    <style:style style:name="T48" style:family="text">
      <style:text-properties officeooo:rsid="001429ce"/>
    </style:style>
    <style:style style:name="T49" style:family="text">
      <style:text-properties officeooo:rsid="00187288"/>
    </style:style>
    <style:style style:name="T50" style:family="text">
      <style:text-properties officeooo:rsid="001aa8c8"/>
    </style:style>
    <style:style style:name="T51" style:family="text">
      <style:text-properties officeooo:rsid="001b2976"/>
    </style:style>
    <style:style style:name="T52" style:family="text">
      <style:text-properties officeooo:rsid="001ec80d"/>
    </style:style>
    <style:style style:name="T53" style:family="text">
      <style:text-properties officeooo:rsid="0022df44"/>
    </style:style>
    <style:style style:name="T54" style:family="text">
      <style:text-properties officeooo:rsid="0028a7f8"/>
    </style:style>
    <style:style style:name="T55" style:family="text">
      <style:text-properties officeooo:rsid="002c2d22"/>
    </style:style>
    <style:style style:name="T56" style:family="text">
      <style:text-properties officeooo:rsid="002e41f4"/>
    </style:style>
    <style:style style:name="T57" style:family="text">
      <style:text-properties officeooo:rsid="002f32eb"/>
    </style:style>
    <style:style style:name="T58" style:family="text">
      <style:text-properties officeooo:rsid="003793c3"/>
    </style:style>
    <style:style style:name="T59" style:family="text">
      <style:text-properties officeooo:rsid="003ddae1"/>
    </style:style>
    <style:style style:name="T60" style:family="text">
      <style:text-properties officeooo:rsid="00484497"/>
    </style:style>
    <style:style style:name="T61" style:family="text">
      <style:text-properties officeooo:rsid="004a6cc1"/>
    </style:style>
    <style:style style:name="T62" style:family="text">
      <style:text-properties officeooo:rsid="004dc443"/>
    </style:style>
    <style:style style:name="T63" style:family="text">
      <style:text-properties officeooo:rsid="004efe9a"/>
    </style:style>
    <style:style style:name="T64" style:family="text">
      <style:text-properties officeooo:rsid="00514dd6"/>
    </style:style>
    <style:style style:name="T65" style:family="text">
      <style:text-properties officeooo:rsid="005c4a9a"/>
    </style:style>
    <style:style style:name="T66" style:family="text">
      <style:text-properties officeooo:rsid="005e91de"/>
    </style:style>
    <style:style style:name="T67" style:family="text">
      <style:text-properties officeooo:rsid="0066305f"/>
    </style:style>
    <style:style style:name="T68" style:family="text">
      <style:text-properties officeooo:rsid="0066df30"/>
    </style:style>
    <style:style style:name="T69" style:family="text">
      <style:text-properties officeooo:rsid="0068cdf1"/>
    </style:style>
    <style:style style:name="T70" style:family="text">
      <style:text-properties officeooo:rsid="00698ade"/>
    </style:style>
    <style:style style:name="T71" style:family="text">
      <style:text-properties officeooo:rsid="006c64bb"/>
    </style:style>
    <style:style style:name="T72" style:family="text">
      <style:text-properties officeooo:rsid="006f9301"/>
    </style:style>
    <style:style style:name="T73" style:family="text">
      <style:text-properties officeooo:rsid="007da6c6"/>
    </style:style>
    <style:style style:name="T74" style:family="text">
      <style:text-properties officeooo:rsid="0082f622"/>
    </style:style>
    <style:style style:name="T75" style:family="text">
      <style:text-properties officeooo:rsid="008448c1"/>
    </style:style>
    <style:style style:name="T76" style:family="text">
      <style:text-properties officeooo:rsid="00846027"/>
    </style:style>
    <style:style style:name="T77" style:family="text">
      <style:text-properties officeooo:rsid="0086baff"/>
    </style:style>
    <style:style style:name="T78" style:family="text">
      <style:text-properties fo:font-style="normal" officeooo:rsid="0086baff" style:font-style-asian="normal" style:font-style-complex="normal"/>
    </style:style>
    <style:style style:name="T79" style:family="text">
      <style:text-properties fo:font-style="normal" officeooo:rsid="00894a91" style:font-style-asian="normal" style:font-style-complex="normal"/>
    </style:style>
    <style:style style:name="T80" style:family="text">
      <style:text-properties officeooo:rsid="008d90a2"/>
    </style:style>
    <style:style style:name="T81" style:family="text">
      <style:text-properties officeooo:rsid="008daaf0"/>
    </style:style>
    <style:style style:name="T82" style:family="text">
      <style:text-properties officeooo:rsid="00a23781"/>
    </style:style>
    <style:style style:name="T83" style:family="text">
      <style:text-properties officeooo:rsid="00a37ed7"/>
    </style:style>
    <style:style style:name="T84" style:family="text">
      <style:text-properties officeooo:rsid="00a979d5"/>
    </style:style>
    <style:style style:name="T85" style:family="text">
      <style:text-properties officeooo:rsid="00aaf678"/>
    </style:style>
    <style:style style:name="T86" style:family="text">
      <style:text-properties officeooo:rsid="00ae2c0e"/>
    </style:style>
    <style:style style:name="T87" style:family="text">
      <style:text-properties officeooo:rsid="00ae4855"/>
    </style:style>
    <style:style style:name="T88" style:family="text">
      <style:text-properties officeooo:rsid="00af109f"/>
    </style:style>
    <style:style style:name="T89" style:family="text">
      <style:text-properties officeooo:rsid="00af91a8"/>
    </style:style>
    <style:style style:name="T90" style:family="text">
      <style:text-properties officeooo:rsid="00b1597c"/>
    </style:style>
    <style:style style:name="T91" style:family="text">
      <style:text-properties officeooo:rsid="00b6e13d"/>
    </style:style>
    <style:style style:name="T92" style:family="text">
      <style:text-properties officeooo:rsid="00b81919"/>
    </style:style>
    <style:style style:name="T93" style:family="text">
      <style:text-properties officeooo:rsid="00bd51e0"/>
    </style:style>
    <style:style style:name="T94" style:family="text">
      <style:text-properties style:text-position="super 58%"/>
    </style:style>
    <style:style style:name="T95" style:family="text">
      <style:text-properties officeooo:rsid="00c333d7"/>
    </style:style>
    <style:style style:name="T96" style:family="text">
      <style:text-properties officeooo:rsid="00cfb5a5"/>
    </style:style>
    <style:style style:name="T97" style:family="text">
      <style:text-properties officeooo:rsid="00d1a4d7"/>
    </style:style>
    <style:style style:name="T98" style:family="text">
      <style:text-properties officeooo:rsid="00da348d"/>
    </style:style>
    <style:style style:name="T99" style:family="text">
      <style:text-properties officeooo:rsid="00dc243e"/>
    </style:style>
    <style:style style:name="T100" style:family="text">
      <style:text-properties officeooo:rsid="00e0feb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span text:style-name="T26">Card Maker </text:span><text:span text:style-name="T27">1</text:span><text:span text:style-name="T26">.</text:span><text:span text:style-name="T28">2</text:span><text:span text:style-name="T26">.</text:span><text:span text:style-name="T29">0</text:span><text:span text:style-name="T26">.</text:span><text:span text:style-name="T30">0</text:span></text:p>
      <text:p text:style-name="P85">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4"><text:a xlink:type="simple" xlink:href="#__RefHeading___Toc3248_350549976" text:style-name="Index_20_Link" text:visited-style-name="Index_20_Link">Introduction<text:tab/>3</text:a></text:p>
          <text:p text:style-name="P164"><text:a xlink:type="simple" xlink:href="#__RefHeading___Toc3250_350549976" text:style-name="Index_20_Link" text:visited-style-name="Index_20_Link">Warning<text:tab/>3</text:a></text:p>
          <text:p text:style-name="P164"><text:a xlink:type="simple" xlink:href="#__RefHeading___Toc3252_350549976" text:style-name="Index_20_Link" text:visited-style-name="Index_20_Link">User Interface<text:tab/>3</text:a></text:p>
          <text:p text:style-name="P165"><text:a xlink:type="simple" xlink:href="#__RefHeading___Toc3254_350549976" text:style-name="Index_20_Link" text:visited-style-name="Index_20_Link">Main Window<text:tab/>3</text:a></text:p>
          <text:p text:style-name="P165"><text:a xlink:type="simple" xlink:href="#__RefHeading___Toc3256_350549976" text:style-name="Index_20_Link" text:visited-style-name="Index_20_Link">Project window<text:tab/>5</text:a></text:p>
          <text:p text:style-name="P166"><text:a xlink:type="simple" xlink:href="#__RefHeading___Toc3258_350549976" text:style-name="Index_20_Link" text:visited-style-name="Index_20_Link">Renaming a Layout<text:tab/>5</text:a></text:p>
          <text:p text:style-name="P166"><text:a xlink:type="simple" xlink:href="#__RefHeading___Toc3260_350549976" text:style-name="Index_20_Link" text:visited-style-name="Index_20_Link">Re-Order Layouts<text:tab/>5</text:a></text:p>
          <text:p text:style-name="P166"><text:a xlink:type="simple" xlink:href="#__RefHeading___Toc3262_350549976" text:style-name="Index_20_Link" text:visited-style-name="Index_20_Link">Context Menu Items (Layouts Node)<text:tab/>5</text:a></text:p>
          <text:p text:style-name="P166"><text:a xlink:type="simple" xlink:href="#__RefHeading___Toc3264_350549976" text:style-name="Index_20_Link" text:visited-style-name="Index_20_Link">Context Menu Items (Layout Node)<text:tab/>5</text:a></text:p>
          <text:p text:style-name="P166"><text:a xlink:type="simple" xlink:href="#__RefHeading___Toc3266_350549976" text:style-name="Index_20_Link" text:visited-style-name="Index_20_Link">Context Menu Items (Reference Node)<text:tab/>7</text:a></text:p>
          <text:p text:style-name="P165"><text:a xlink:type="simple" xlink:href="#__RefHeading___Toc3268_350549976" text:style-name="Index_20_Link" text:visited-style-name="Index_20_Link">Layout Control window<text:tab/>7</text:a></text:p>
          <text:p text:style-name="P166"><text:a xlink:type="simple" xlink:href="#__RefHeading___Toc3270_350549976" text:style-name="Index_20_Link" text:visited-style-name="Index_20_Link">Card Count Group<text:tab/>7</text:a></text:p>
          <text:p text:style-name="P166"><text:a xlink:type="simple" xlink:href="#__RefHeading___Toc3272_350549976" text:style-name="Index_20_Link" text:visited-style-name="Index_20_Link">Card Layout<text:tab/>7</text:a></text:p>
          <text:p text:style-name="P166"><text:a xlink:type="simple" xlink:href="#__RefHeading___Toc3274_350549976" text:style-name="Index_20_Link" text:visited-style-name="Index_20_Link">Context Menu Items<text:tab/>9</text:a></text:p>
          <text:p text:style-name="P166"><text:a xlink:type="simple" xlink:href="#__RefHeading___Toc3276_350549976" text:style-name="Index_20_Link" text:visited-style-name="Index_20_Link">Multi-Select<text:tab/>9</text:a></text:p>
          <text:p text:style-name="P165"><text:a xlink:type="simple" xlink:href="#__RefHeading___Toc3278_350549976" text:style-name="Index_20_Link" text:visited-style-name="Index_20_Link">Element Control window<text:tab/>9</text:a></text:p>
          <text:p text:style-name="P166"><text:a xlink:type="simple" xlink:href="#__RefHeading___Toc3280_350549976" text:style-name="Index_20_Link" text:visited-style-name="Index_20_Link">Element<text:tab/>9</text:a></text:p>
          <text:p text:style-name="P166"><text:a xlink:type="simple" xlink:href="#__RefHeading___Toc3282_350549976" text:style-name="Index_20_Link" text:visited-style-name="Index_20_Link">Font (Text Elements)<text:tab/>10</text:a></text:p>
          <text:p text:style-name="P166"><text:a xlink:type="simple" xlink:href="#__RefHeading___Toc3159_445175734" text:style-name="Index_20_Link" text:visited-style-name="Index_20_Link">Graphic (Graphic Elements)<text:tab/>11</text:a></text:p>
          <text:p text:style-name="P166"><text:a xlink:type="simple" xlink:href="#__RefHeading___Toc3284_350549976" text:style-name="Index_20_Link" text:visited-style-name="Index_20_Link">Shape (Shape Elements)<text:tab/>11</text:a></text:p>
          <text:p text:style-name="P166"><text:a xlink:type="simple" xlink:href="#__RefHeading___Toc3286_350549976" text:style-name="Index_20_Link" text:visited-style-name="Index_20_Link">Back<text:tab/>12</text:a></text:p>
          <text:p text:style-name="P166"><text:a xlink:type="simple" xlink:href="#__RefHeading___Toc3288_350549976" text:style-name="Index_20_Link" text:visited-style-name="Index_20_Link">Border<text:tab/>12</text:a></text:p>
          <text:p text:style-name="P166"><text:a xlink:type="simple" xlink:href="#__RefHeading___Toc3290_350549976" text:style-name="Index_20_Link" text:visited-style-name="Index_20_Link">Outline<text:tab/>12</text:a></text:p>
          <text:p text:style-name="P165"><text:a xlink:type="simple" xlink:href="#__RefHeading___Toc3292_350549976" text:style-name="Index_20_Link" text:visited-style-name="Index_20_Link">Canvas window<text:tab/>12</text:a></text:p>
          <text:p text:style-name="P166"><text:a xlink:type="simple" xlink:href="#__RefHeading___Toc3294_350549976" text:style-name="Index_20_Link" text:visited-style-name="Index_20_Link">Zoom<text:tab/>13</text:a></text:p>
          <text:p text:style-name="P166"><text:a xlink:type="simple" xlink:href="#__RefHeading___Toc3296_350549976" text:style-name="Index_20_Link" text:visited-style-name="Index_20_Link">Canvas Alignment<text:tab/>13</text:a></text:p>
          <text:p text:style-name="P166"><text:a xlink:type="simple" xlink:href="#__RefHeading___Toc3298_350549976" text:style-name="Index_20_Link" text:visited-style-name="Index_20_Link">Dividers<text:tab/>14</text:a></text:p>
          <text:p text:style-name="P165"><text:a xlink:type="simple" xlink:href="#__RefHeading___Toc3300_350549976" text:style-name="Index_20_Link" text:visited-style-name="Index_20_Link">Logger window<text:tab/>14</text:a></text:p>
          <text:p text:style-name="P165"><text:a xlink:type="simple" xlink:href="#__RefHeading___Toc3302_350549976" text:style-name="Index_20_Link" text:visited-style-name="Index_20_Link">Defines window<text:tab/>14</text:a></text:p>
          <text:p text:style-name="P164"><text:a xlink:type="simple" xlink:href="#__RefHeading___Toc3785_3188048287" text:style-name="Index_20_Link" text:visited-style-name="Index_20_Link">Element References<text:tab/>14</text:a></text:p>
          <text:p text:style-name="P164"><text:a xlink:type="simple" xlink:href="#__RefHeading___Toc3304_350549976" text:style-name="Index_20_Link" text:visited-style-name="Index_20_Link">CSV Reference Files<text:tab/>14</text:a></text:p>
          <text:p text:style-name="P165"><text:a xlink:type="simple" xlink:href="#__RefHeading___Toc3306_350549976" text:style-name="Index_20_Link" text:visited-style-name="Index_20_Link">Creation<text:tab/>14</text:a></text:p>
          <text:p text:style-name="P165"><text:a xlink:type="simple" xlink:href="#__RefHeading___Toc3308_350549976" text:style-name="Index_20_Link" text:visited-style-name="Index_20_Link">Special Functions<text:tab/>15</text:a></text:p>
          <text:p text:style-name="P165"><text:a xlink:type="simple" xlink:href="#__RefHeading__1790_802051065" text:style-name="Index_20_Link" text:visited-style-name="Index_20_Link">Color String Format<text:tab/>15</text:a></text:p>
          <text:p text:style-name="P166"><text:a xlink:type="simple" xlink:href="#__RefHeading___Toc3310_350549976" text:style-name="Index_20_Link" text:visited-style-name="Index_20_Link">RGB Color Format<text:tab/>15</text:a></text:p>
          <text:p text:style-name="P166"><text:a xlink:type="simple" xlink:href="#__RefHeading___Toc3312_350549976" text:style-name="Index_20_Link" text:visited-style-name="Index_20_Link">Color Name Format<text:tab/>16</text:a></text:p>
          <text:p text:style-name="P165"><text:a xlink:type="simple" xlink:href="#__RefHeading__2151_2015678595" text:style-name="Index_20_Link" text:visited-style-name="Index_20_Link">Font String Format<text:tab/>16</text:a></text:p>
          <text:p text:style-name="P165"><text:a xlink:type="simple" xlink:href="#__RefHeading___Toc3314_350549976" text:style-name="Index_20_Link" text:visited-style-name="Index_20_Link">Element Overrides<text:tab/>16</text:a></text:p>
          <text:p text:style-name="P166"><text:a xlink:type="simple" xlink:href="#__RefHeading___Toc3316_350549976" text:style-name="Index_20_Link" text:visited-style-name="Index_20_Link">Data Based Overrides<text:tab/>16</text:a></text:p>
          <text:p text:style-name="P166"><text:a xlink:type="simple" xlink:href="#__RefHeading___Toc3318_350549976" text:style-name="Index_20_Link" text:visited-style-name="Index_20_Link">Definition (Variable) Based Overrides (Incept Translator only at this time)<text:tab/>16</text:a></text:p>
          <text:p text:style-name="P166"><text:a xlink:type="simple" xlink:href="#__RefHeading___Toc2989_1911363559" text:style-name="Index_20_Link" text:visited-style-name="Index_20_Link">Override Fields<text:tab/>17</text:a></text:p>
          <text:p text:style-name="P165"><text:soft-page-break/><text:a xlink:type="simple" xlink:href="#__RefHeading___Toc3320_350549976" text:style-name="Index_20_Link" text:visited-style-name="Index_20_Link">Define File<text:tab/>18</text:a></text:p>
          <text:p text:style-name="P165"><text:a xlink:type="simple" xlink:href="#__RefHeading___Toc3322_350549976" text:style-name="Index_20_Link" text:visited-style-name="Index_20_Link">Google References / Defines<text:tab/>18</text:a></text:p>
          <text:p text:style-name="P166"><text:a xlink:type="simple" xlink:href="#__RefHeading___Toc3324_350549976" text:style-name="Index_20_Link" text:visited-style-name="Index_20_Link">Google Authentication Setup<text:tab/>19</text:a></text:p>
          <text:p text:style-name="P164"><text:a xlink:type="simple" xlink:href="#__RefHeading___Toc3326_350549976" text:style-name="Index_20_Link" text:visited-style-name="Index_20_Link">Translator<text:tab/>19</text:a></text:p>
          <text:p text:style-name="P165"><text:a xlink:type="simple" xlink:href="#__RefHeading___Toc3328_350549976" text:style-name="Index_20_Link" text:visited-style-name="Index_20_Link">Incept (Default)<text:tab/>19</text:a></text:p>
          <text:p text:style-name="P165"><text:a xlink:type="simple" xlink:href="#__RefHeading___Toc3330_350549976" text:style-name="Index_20_Link" text:visited-style-name="Index_20_Link">JavaScript<text:tab/>20</text:a></text:p>
          <text:p text:style-name="P164"><text:a xlink:type="simple" xlink:href="#__RefHeading__30631621" text:style-name="Index_20_Link" text:visited-style-name="Index_20_Link">Definition / Scripting Reference (Incept Translator)<text:tab/>20</text:a></text:p>
          <text:p text:style-name="P165"><text:a xlink:type="simple" xlink:href="#__RefHeading___Toc3332_350549976" text:style-name="Index_20_Link" text:visited-style-name="Index_20_Link">All Elements<text:tab/>20</text:a></text:p>
          <text:p text:style-name="P166"><text:a xlink:type="simple" xlink:href="#__RefHeading___Toc3334_350549976" text:style-name="Index_20_Link" text:visited-style-name="Index_20_Link">Inline Background Shapes<text:tab/>24</text:a></text:p>
          <text:p text:style-name="P167"><text:a xlink:type="simple" xlink:href="#__RefHeading___Toc3336_350549976" text:style-name="Index_20_Link" text:visited-style-name="Index_20_Link">Basic<text:tab/>24</text:a></text:p>
          <text:p text:style-name="P167"><text:a xlink:type="simple" xlink:href="#__RefHeading___Toc3338_350549976" text:style-name="Index_20_Link" text:visited-style-name="Index_20_Link">Advanced<text:tab/>24</text:a></text:p>
          <text:p text:style-name="P167"><text:a xlink:type="simple" xlink:href="#__RefHeading___Toc3944_2190213348" text:style-name="Index_20_Link" text:visited-style-name="Index_20_Link">Advanced (with opacity)<text:tab/>25</text:a></text:p>
          <text:p text:style-name="P166"><text:a xlink:type="simple" xlink:href="#__RefHeading___Toc3340_350549976" text:style-name="Index_20_Link" text:visited-style-name="Index_20_Link">Inline Background Graphic<text:tab/>25</text:a></text:p>
          <text:p text:style-name="P167"><text:a xlink:type="simple" xlink:href="#__RefHeading___Toc3342_350549976" text:style-name="Index_20_Link" text:visited-style-name="Index_20_Link">Basic<text:tab/>25</text:a></text:p>
          <text:p text:style-name="P167"><text:a xlink:type="simple" xlink:href="#__RefHeading___Toc3344_350549976" text:style-name="Index_20_Link" text:visited-style-name="Index_20_Link">Advanced<text:tab/>25</text:a></text:p>
          <text:p text:style-name="P165"><text:a xlink:type="simple" xlink:href="#__RefHeading___Toc3346_350549976" text:style-name="Index_20_Link" text:visited-style-name="Index_20_Link">Graphic Elements<text:tab/>25</text:a></text:p>
          <text:p text:style-name="P165"><text:a xlink:type="simple" xlink:href="#__RefHeading__2250_1943963514" text:style-name="Index_20_Link" text:visited-style-name="Index_20_Link">Text Elements<text:tab/>26</text:a></text:p>
          <text:p text:style-name="P165"><text:a xlink:type="simple" xlink:href="#__RefHeading__2252_1943963514" text:style-name="Index_20_Link" text:visited-style-name="Index_20_Link">Formatted Text Elements<text:tab/>26</text:a></text:p>
          <text:p text:style-name="P165"><text:a xlink:type="simple" xlink:href="#__RefHeading___Toc3225_445175734" text:style-name="Index_20_Link" text:visited-style-name="Index_20_Link">Shape Elements<text:tab/>29</text:a></text:p>
          <text:p text:style-name="P166"><text:a xlink:type="simple" xlink:href="#__RefHeading___Toc3348_350549976" text:style-name="Index_20_Link" text:visited-style-name="Index_20_Link">Additional Parameters by Shape Table<text:tab/>30</text:a></text:p>
          <text:p text:style-name="P166"><text:a xlink:type="simple" xlink:href="#__RefHeading___Toc3350_350549976" text:style-name="Index_20_Link" text:visited-style-name="Index_20_Link">Grid Note<text:tab/>30</text:a></text:p>
          <text:p text:style-name="P165"><text:a xlink:type="simple" xlink:href="#__RefHeading___Toc3352_350549976" text:style-name="Index_20_Link" text:visited-style-name="Index_20_Link">Order of Translation<text:tab/>30</text:a></text:p>
          <text:p text:style-name="P164"><text:a xlink:type="simple" xlink:href="#__RefHeading___Toc3354_350549976" text:style-name="Index_20_Link" text:visited-style-name="Index_20_Link">Settings<text:tab/>31</text:a></text:p>
          <text:p text:style-name="P165"><text:a xlink:type="simple" xlink:href="#__RefHeading___Toc3356_350549976" text:style-name="Index_20_Link" text:visited-style-name="Index_20_Link">General<text:tab/>31</text:a></text:p>
          <text:p text:style-name="P165"><text:a xlink:type="simple" xlink:href="#__RefHeading___Toc3358_350549976" text:style-name="Index_20_Link" text:visited-style-name="Index_20_Link">PDF Export Settings<text:tab/>31</text:a></text:p>
          <text:p text:style-name="P166"><text:a xlink:type="simple" xlink:href="#__RefHeading___Toc3360_350549976" text:style-name="Index_20_Link" text:visited-style-name="Index_20_Link">Exporting Layouts<text:tab/>31</text:a></text:p>
          <text:p text:style-name="P166"><text:a xlink:type="simple" xlink:href="#__RefHeading___Toc3362_350549976" text:style-name="Index_20_Link" text:visited-style-name="Index_20_Link">Layout Notes<text:tab/>32</text:a></text:p>
          <text:p text:style-name="P165"><text:a xlink:type="simple" xlink:href="#__RefHeading___Toc3690_350549976" text:style-name="Index_20_Link" text:visited-style-name="Index_20_Link">Where is the print option?<text:tab/>32</text:a></text:p>
          <text:p text:style-name="P164"><text:a xlink:type="simple" xlink:href="#__RefHeading___Toc3366_350549976" text:style-name="Index_20_Link" text:visited-style-name="Index_20_Link">Layout Templates<text:tab/>32</text:a></text:p>
          <text:p text:style-name="P164"><text:a xlink:type="simple" xlink:href="#__RefHeading___Toc3946_2190213348" text:style-name="Index_20_Link" text:visited-style-name="Index_20_Link">Command Line Support<text:tab/>32</text:a></text:p>
          <text:p text:style-name="P165"><text:a xlink:type="simple" xlink:href="#__RefHeading___Toc3948_2190213348" text:style-name="Index_20_Link" text:visited-style-name="Index_20_Link">Start-up Project<text:tab/>32</text:a></text:p>
          <text:p text:style-name="P165"><text:a xlink:type="simple" xlink:href="#__RefHeading___Toc3950_2190213348" text:style-name="Index_20_Link" text:visited-style-name="Index_20_Link">Export<text:tab/>32</text:a></text:p>
          <text:p text:style-name="P166"><text:a xlink:type="simple" xlink:href="#__RefHeading___Toc3952_2190213348" text:style-name="Index_20_Link" text:visited-style-name="Index_20_Link">Common Command Line Arguments<text:tab/>32</text:a></text:p>
          <text:p text:style-name="P166"><text:a xlink:type="simple" xlink:href="#__RefHeading___Toc3954_2190213348" text:style-name="Index_20_Link" text:visited-style-name="Index_20_Link">PDF Command Line Arguments<text:tab/>33</text:a></text:p>
          <text:p text:style-name="P166"><text:a xlink:type="simple" xlink:href="#__RefHeading___Toc3956_2190213348" text:style-name="Index_20_Link" text:visited-style-name="Index_20_Link">Image Command Line Arguments<text:tab/>33</text:a></text:p>
          <text:p text:style-name="P166"><text:a xlink:type="simple" xlink:href="#__RefHeading___Toc3701_3606508247" text:style-name="Index_20_Link" text:visited-style-name="Index_20_Link">Examples<text:tab/>33</text:a></text:p>
          <text:p text:style-name="P164"><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94">rd</text:span></text:a><text:a xlink:type="simple" xlink:href="#__RefHeading___Toc3862_737891315" text:style-name="Index_20_Link" text:visited-style-name="Index_20_Link"> Party Handlers<text:tab/>34</text:a></text:p>
        </text:index-body>
      </text:table-of-content>
      <text:p text:style-name="P85"/>
      <text:h text:style-name="P168"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0">The main window has limited functionality and acts as a container for all of the other windows.</text:p>
      <table:table table:name="Table6" table:style-name="Table6">
        <table:table-column table:style-name="Table6.A"/>
        <table:table-column table:style-name="Table6.B"/>
        <table:table-row table:style-name="TableLine2282248455024">
          <table:table-cell table:style-name="Table6.A1" office:value-type="string">
            <text:p text:style-name="P87">File Menu Item</text:p>
          </table:table-cell>
          <table:table-cell table:style-name="Table6.B1" office:value-type="string">
            <text:p text:style-name="P87">Function</text:p>
          </table:table-cell>
        </table:table-row>
        <table:table-row table:style-name="TableLine2282248447136">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282248443056">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282248450672">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282248449312">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282248450944">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282248451216">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282248452576">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282248451488">
          <table:table-cell table:style-name="Table27.A1" office:value-type="string">
            <text:p text:style-name="P87">Edit Menu Item</text:p>
          </table:table-cell>
          <table:table-cell table:style-name="Table27.B1" office:value-type="string">
            <text:p text:style-name="P87">Function</text:p>
          </table:table-cell>
        </table:table-row>
        <table:table-row table:style-name="TableLine2282248462640">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282248469168">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282248458288">
          <table:table-cell table:style-name="Table7.A1" office:value-type="string">
            <text:p text:style-name="P87">View Menu Item</text:p>
          </table:table-cell>
          <table:table-cell table:style-name="Table7.B1" office:value-type="string">
            <text:p text:style-name="P87">Function</text:p>
          </table:table-cell>
        </table:table-row>
        <table:table-row table:style-name="TableLine2282248464544">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282248469440">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282248477600">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282248466992">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87">Project Menu Item</text:p>
            </table:table-cell>
            <table:table-cell table:style-name="Table22.B1" office:value-type="string">
              <text:p text:style-name="P87">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40">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43">D</text:span>efault <text:span text:style-name="T43">D</text:span>efine <text:span text:style-name="T43">R</text:span>eference <text:span text:style-name="T43">T</text:span>ype <text:span text:style-name="T43">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282248472976">
          <table:table-cell table:style-name="Table30.A1" office:value-type="string">
            <text:p text:style-name="P87">Layout Menu Item</text:p>
          </table:table-cell>
          <table:table-cell table:style-name="Table30.B1" office:value-type="string">
            <text:p text:style-name="P87">Function</text:p>
          </table:table-cell>
        </table:table-row>
        <table:table-row table:style-name="TableLine2282248388928">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282248376144">
          <table:table-cell table:style-name="Table23.A1" office:value-type="string">
            <text:p text:style-name="P87">Tools Menu Item</text:p>
          </table:table-cell>
          <table:table-cell table:style-name="Table23.B1" office:value-type="string">
            <text:p text:style-name="P87">Function</text:p>
          </table:table-cell>
        </table:table-row>
        <table:table-row table:style-name="TableLine2282248402256">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282248407424">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282248391376">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282248392736">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282248393280">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282248393824">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282248394096">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282248397632">
          <table:table-cell table:style-name="Table28.A1" office:value-type="string">
            <text:p text:style-name="P87">Windows Menu Item</text:p>
          </table:table-cell>
          <table:table-cell table:style-name="Table28.B1" office:value-type="string">
            <text:p text:style-name="P87">Function</text:p>
          </table:table-cell>
        </table:table-row>
        <table:table-row table:style-name="TableLine2282248398992">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90">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0">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7">Menu Item</text:p>
            </table:table-cell>
            <table:table-cell table:style-name="Table24.A1" office:value-type="string">
              <text:p text:style-name="P87">Node Type</text:p>
            </table:table-cell>
            <table:table-cell table:style-name="Table24.C1" office:value-type="string">
              <text:p text:style-name="P87">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49">(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282248424016">
          <table:table-cell table:style-name="Table25.A1" office:value-type="string">
            <text:p text:style-name="P87">Menu Item</text:p>
          </table:table-cell>
          <table:table-cell table:style-name="Table25.B1" office:value-type="string">
            <text:p text:style-name="P87">Function</text:p>
          </table:table-cell>
        </table:table-row>
        <table:table-row table:style-name="TableLine2282248409328">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282248410144">
          <table:table-cell table:style-name="Table25.A2" office:value-type="string">
            <text:p text:style-name="P24">Duplicate Layout (Custom)...</text:p>
          </table:table-cell>
          <table:table-cell table:style-name="Table25.B2" office:value-type="string">
            <text:p text:style-name="P24">Duplicates the layout based on the settings <text:span text:style-name="T81">specified.</text:span></text:p>
          </table:table-cell>
        </table:table-row>
        <table:table-row table:style-name="TableLine2282248413952">
          <table:table-cell table:style-name="Table25.A2" office:value-type="string">
            <text:p text:style-name="P24">Resize Layout...</text:p>
          </table:table-cell>
          <table:table-cell table:style-name="Table25.B2" office:value-type="string">
            <text:p text:style-name="P74">Assists with configuring the width/height of the layout based on the desired measurement (and DPI). Uses the configured measurement unit from the application wide pdf export settings dialog.</text:p>
          </table:table-cell>
        </table:table-row>
        <table:table-row table:style-name="TableLine2282248410688">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282248410960">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282248411232">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282248412320">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281010942848">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281010939584">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281010943936">
          <table:table-cell table:style-name="Table25.A2" office:value-type="string">
            <text:p text:style-name="P8">Configure Layout <text:span text:style-name="T59">Settings</text:span>...</text:p>
          </table:table-cell>
          <table:table-cell table:style-name="Table25.B2" office:value-type="string">
            <text:p text:style-name="P8">Configures numerous settings for the <text:span text:style-name="T59">Layout</text:span>:</text:p>
            <text:p text:style-name="P8"/>
            <text:p text:style-name="P50">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62">(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6">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23"><text:span text:style-name="T1">Export Layout Border: When exporting a border will be drawn around the layout. This can be useful for cutting after </text:span><text:span text:style-name="T4">printing.</text:span></text:p>
            <text:p text:style-name="P111"/>
            <text:p text:style-name="P31"><text:span text:style-name="T1">Export Layout Border Cross Size:</text:span><text:span text:style-name="T4"> </text:span>If greater than 0, <text:span text:style-name="T82">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87">Menu Item</text:p>
            </table:table-cell>
            <table:table-cell table:style-name="Table5.B1" office:value-type="string">
              <text:p text:style-name="P87">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9">Control</text:p>
            </table:table-cell>
            <table:table-cell table:style-name="Table9.B1" office:value-type="string">
              <text:p text:style-name="P39">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55">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55">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55">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9">Control</text:p>
            </table:table-cell>
            <table:table-cell table:style-name="Table10.B1" office:value-type="string">
              <text:p text:style-name="P39">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55">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55">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55">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55">The height of the layout in pixels</text:p>
          </table:table-cell>
        </table:table-row>
        <table:table-row table:style-name="Table10.1">
          <table:table-cell table:style-name="Table10.A2" office:value-type="string">
            <text:p text:style-name="P23"><text:span text:style-name="T80">Resize</text:span> (button)</text:p>
          </table:table-cell>
          <table:table-cell table:style-name="Table10.B2" office:value-type="string">
            <text:p text:style-name="P73">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55">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55">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6">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55">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55"/>
            <text:p text:style-name="P55">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55">Adds a new element.</text:p>
          </table:table-cell>
        </table:table-row>
        <table:table-row table:style-name="Table10.1">
          <table:table-cell table:style-name="Table10.A2" office:value-type="string">
            <text:p text:style-name="P9">Dupe</text:p>
          </table:table-cell>
          <table:table-cell table:style-name="Table10.B2" office:value-type="string">
            <text:p text:style-name="P55">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55">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55">Renames the selected element. </text:p>
            <text:p text:style-name="P55"><text:span text:style-name="T31">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86">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86">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86">Moves the element up or down in the list affecting draw order.</text:p>
          </table:table-cell>
        </table:table-row>
      </table:table>
      <text:p text:style-name="P90"/>
      <text:p text:style-name="P90">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281010940944">
            <table:table-cell table:style-name="Table16.A1" office:value-type="string">
              <text:p text:style-name="P92">Description</text:p>
            </table:table-cell>
            <table:table-cell table:style-name="Table16.B1" office:value-type="string">
              <text:p text:style-name="P92">Keyboard Shortcut</text:p>
            </table:table-cell>
          </table:table-row>
        </table:table-header-rows>
        <table:table-row table:style-name="TableLine2281010941760">
          <table:table-cell table:style-name="Table16.A2" office:value-type="string">
            <text:p text:style-name="P86">Move selected element up 1 level</text:p>
          </table:table-cell>
          <table:table-cell table:style-name="Table16.B2" office:value-type="string">
            <text:p text:style-name="P86">Shift + Up</text:p>
          </table:table-cell>
        </table:table-row>
        <table:table-row table:style-name="TableLine2281010932512">
          <table:table-cell table:style-name="Table16.A2" office:value-type="string">
            <text:p text:style-name="P86">Move selected element down 1 level</text:p>
          </table:table-cell>
          <table:table-cell table:style-name="Table16.B2" office:value-type="string">
            <text:p text:style-name="P86">Shift + Down</text:p>
          </table:table-cell>
        </table:table-row>
        <table:table-row table:style-name="TableLine2281010944208">
          <table:table-cell table:style-name="Table16.A2" office:value-type="string">
            <text:p text:style-name="P86">Select the element 1 level up</text:p>
          </table:table-cell>
          <table:table-cell table:style-name="Table16.B2" office:value-type="string">
            <text:p text:style-name="P86">Up</text:p>
          </table:table-cell>
        </table:table-row>
        <table:table-row table:style-name="TableLine2281010944480">
          <table:table-cell table:style-name="Table16.A2" office:value-type="string">
            <text:p text:style-name="P86">Select the element 1 level down</text:p>
          </table:table-cell>
          <table:table-cell table:style-name="Table16.B2" office:value-type="string">
            <text:p text:style-name="P86">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87">Menu Item</text:p>
            </table:table-cell>
            <table:table-cell table:style-name="Table31.B1" office:value-type="string">
              <text:p text:style-name="P87">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0">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9">Control</text:p>
            </table:table-cell>
            <table:table-cell table:style-name="Table11.B1" office:value-type="string">
              <text:p text:style-name="P39">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55">The type of element.</text:p>
          </table:table-cell>
        </table:table-row>
        <table:table-row table:style-name="Table11.1">
          <table:table-cell table:style-name="Table11.A2" office:value-type="string">
            <text:p text:style-name="P9">X</text:p>
          </table:table-cell>
          <table:table-cell table:style-name="Table11.B2" office:value-type="string">
            <text:p text:style-name="P55">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55">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55">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55">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55">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55">Rotation of the element around the center of the element definition position.</text:p>
          </table:table-cell>
        </table:table-row>
        <table:table-row table:style-name="Table11.1">
          <table:table-cell table:style-name="Table11.A2" office:value-type="string">
            <text:p text:style-name="P9">Spreadsheet Data</text:p>
          </table:table-cell>
          <table:table-cell table:style-name="Table11.B2" office:value-type="string">
            <text:p text:style-name="P55">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55">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55"/>
            <text:p text:style-name="P55">When working with a Graphic element type the “...” button may be used to browse to and select supported graphic files.</text:p>
            <text:p text:style-name="P55"/>
            <text:p text:style-name="P55">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9">Control</text:p>
            </table:table-cell>
            <table:table-cell table:style-name="Table12.B1" office:value-type="string">
              <text:p text:style-name="P39">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55">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55">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55">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55">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55">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55">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55">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55">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6">Note: </text:span>This can only be used with <text:span text:style-name="T31">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55">Adjusts the spacing between text lines. <text:span text:style-name="T6">Note:</text:span> This can only be used with <text:span text:style-name="T31">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55">Adjusts the spacing between words (can be negative). <text:span text:style-name="T6">Note:</text:span> This can only be used with <text:span text:style-name="T31">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55">The horizontal alignment of the text within the element space.</text:p>
          </table:table-cell>
        </table:table-row>
        <text:soft-page-break/>
        <table:table-row table:style-name="Table12.1">
          <table:table-cell table:style-name="Table12.A2" office:value-type="string">
            <text:p text:style-name="P9">V Alignment</text:p>
          </table:table-cell>
          <table:table-cell table:style-name="Table12.B2" office:value-type="string">
            <text:p text:style-name="P55">The vertical alignment of the text within the element space.</text:p>
          </table:table-cell>
        </table:table-row>
      </table:table>
      <text:p text:style-name="P90">Notes: </text:p>
      <text:list xml:id="list1915359202" text:style-name="L1">
        <text:list-item>
          <text:p text:style-name="P188">The text will appear to be red until the font has been set once.</text:p>
        </text:list-item>
        <text:list-item>
          <text:p text:style-name="P187"><text:span text:style-name="T13">Any strings that are too large to fit in the desired element will be drawn with ellipsis to help find issues. The ellipsis will </text:span><text:span text:style-name="T14">not</text:span><text:span text:style-name="T13"> be present if Auto-Scale is used.</text:span></text:p>
        </text:list-item>
        <text:list-item>
          <text:p text:style-name="P189">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9">Control</text:p>
            </table:table-cell>
            <table:table-cell table:style-name="Table21.B1" office:value-type="string">
              <text:p text:style-name="P39">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55">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55">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9">H Alignment</text:p>
          </table:table-cell>
          <table:table-cell table:style-name="Table21.B2" office:value-type="string">
            <text:p text:style-name="P55">The horizontal alignment of the graphic within the element space.</text:p>
            <text:p text:style-name="P84">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55">The vertical alignment of the graphic within the element space.</text:p>
            <text:p text:style-name="P84">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55">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72">This defines the size of the tile for the graphic (if you want to tile at all).</text:p>
            <text:p text:style-name="P72">The format is #x# (width x height).</text:p>
            <text:p text:style-name="P72">Example: <text:span text:style-name="T6">50x45</text:span></text:p>
            <text:p text:style-name="P72"/>
            <text:p text:style-name="P72">You can <text:span text:style-name="T67">use a variable</text:span> width or height <text:span text:style-name="T67">that will</text:span> match the aspect ratio by specifying ‘-’ as the width or height (one of the two should be specified<text:span text:style-name="T67">)</text:span></text:p>
            <text:p text:style-name="P72">Examples: </text:p>
            <text:p text:style-name="P49">-x45</text:p>
            <text:p text:style-name="P49">50x-</text:p>
            <text:p text:style-name="P72"/>
            <text:p text:style-name="P72">You can specify ‘-’ <text:span text:style-name="T68">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81">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2281010841936">
          <table:table-cell table:style-name="Table14.A1" office:value-type="string">
            <text:p text:style-name="P39">Control</text:p>
          </table:table-cell>
          <table:table-cell table:style-name="Table14.B1" office:value-type="string">
            <text:p text:style-name="P39">Function</text:p>
          </table:table-cell>
        </table:table-row>
        <table:table-row table:style-name="TableLine2281010832688">
          <table:table-cell table:style-name="Table14.A2" office:value-type="string">
            <text:p text:style-name="P9">Color</text:p>
          </table:table-cell>
          <table:table-cell table:style-name="Table14.B2" office:value-type="string">
            <text:p text:style-name="P55">The color to render the shape with.</text:p>
          </table:table-cell>
        </table:table-row>
      </table:table>
      <text:p text:style-name="P90">See shape information in the <text:span text:style-name="T32"><text:s/></text:span><text:span text:style-name="T32"><text:bookmark-ref text:reference-format="chapter" text:ref-name="__RefHeading__30631621"/></text:span><text:span text:style-name="T32"><text:bookmark-ref text:reference-format="text" text:ref-name="__RefHeading__30631621">Definition / Scripting Reference (Incept Translator)</text:bookmark-ref></text:span><text:s/>section. There is also an assistant to help define the shape. Each time you change a property value <text:soft-page-break/>the definition of your element will automatically change to the settings indicated. </text:p>
      <text:h text:style-name="P172" text:outline-level="3"><text:bookmark-start text:name="__RefHeading___Toc3286_350549976"/>Back<text:bookmark-end text:name="__RefHeading___Toc3286_350549976"/></text:h>
      <text:p text:style-name="P135">Back is the background color for the element rectangle.</text:p>
      <table:table table:name="Table33" table:style-name="Table33">
        <table:table-column table:style-name="Table33.A"/>
        <table:table-column table:style-name="Table33.B"/>
        <table:table-row table:style-name="TableLine2281010833776">
          <table:table-cell table:style-name="Table33.A1" office:value-type="string">
            <text:p text:style-name="P41">Control</text:p>
          </table:table-cell>
          <table:table-cell table:style-name="Table33.B1" office:value-type="string">
            <text:p text:style-name="P41">Function</text:p>
          </table:table-cell>
        </table:table-row>
        <table:table-row table:style-name="TableLine2281010838672">
          <table:table-cell table:style-name="Table33.A2" office:value-type="string">
            <text:p text:style-name="P10">Color</text:p>
          </table:table-cell>
          <table:table-cell table:style-name="Table33.B2" office:value-type="string">
            <text:p text:style-name="P56">The color of the <text:span text:style-name="T63">background</text:span>.</text:p>
          </table:table-cell>
        </table:table-row>
        <table:table-row table:style-name="TableLine2281010837856">
          <table:table-cell table:style-name="Table33.A2" office:value-type="string">
            <text:p text:style-name="P21">X</text:p>
          </table:table-cell>
          <table:table-cell table:style-name="Table33.B2" office:value-type="string">
            <text:p text:style-name="P71">Clears the background color completely (none is drawn)</text:p>
          </table:table-cell>
        </table:table-row>
      </table:table>
      <text:h text:style-name="P173"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281010840304">
          <table:table-cell table:style-name="Table13.A1" office:value-type="string">
            <text:p text:style-name="P39">Control</text:p>
          </table:table-cell>
          <table:table-cell table:style-name="Table13.B1" office:value-type="string">
            <text:p text:style-name="P39">Function</text:p>
          </table:table-cell>
        </table:table-row>
        <table:table-row table:style-name="TableLine2281010841664">
          <table:table-cell table:style-name="Table13.A2" office:value-type="string">
            <text:p text:style-name="P9">Color</text:p>
          </table:table-cell>
          <table:table-cell table:style-name="Table13.B2" office:value-type="string">
            <text:p text:style-name="P55">The color of the element border.</text:p>
          </table:table-cell>
        </table:table-row>
        <table:table-row table:style-name="TableLine2281010838944">
          <table:table-cell table:style-name="Table13.A2" office:value-type="string">
            <text:p text:style-name="P9">Thickness</text:p>
          </table:table-cell>
          <table:table-cell table:style-name="Table13.B2" office:value-type="string">
            <text:p text:style-name="P55">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281010827792">
          <table:table-cell table:style-name="Table18.A1" office:value-type="string">
            <text:p text:style-name="P39">Control</text:p>
          </table:table-cell>
          <table:table-cell table:style-name="Table18.B1" office:value-type="string">
            <text:p text:style-name="P39">Function</text:p>
          </table:table-cell>
        </table:table-row>
        <table:table-row table:style-name="TableLine2281010831600">
          <table:table-cell table:style-name="Table18.A2" office:value-type="string">
            <text:p text:style-name="P9">Color</text:p>
          </table:table-cell>
          <table:table-cell table:style-name="Table18.B2" office:value-type="string">
            <text:p text:style-name="P55">The color of the outline border.</text:p>
          </table:table-cell>
        </table:table-row>
        <table:table-row table:style-name="TableLine2281010844112">
          <table:table-cell table:style-name="Table18.A2" office:value-type="string">
            <text:p text:style-name="P9">Thickness</text:p>
          </table:table-cell>
          <table:table-cell table:style-name="Table18.B2" office:value-type="string">
            <text:p text:style-name="P55">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0">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0">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0">Note: The green border on selected items will not appear if you have disabled the <text:span text:style-name="T6">Draw Element Borders</text:span> option.</text:p>
      <text:p text:style-name="P90">You can use the right mouse button to select the element under the cursor. If more than one item is under the cursor a context menu will display a list to select from.</text:p>
      <text:p text:style-name="P89">You can press and hold the middle mouse button to pan around the layout. This is useful if zoomed in or any time the scroll bars are visible.</text:p>
      <text:p text:style-name="P90">The table below contains shortcuts for use in the Canvas.</text:p>
      <table:table table:name="Table17" table:style-name="Table17">
        <table:table-column table:style-name="Table17.A"/>
        <table:table-column table:style-name="Table17.B"/>
        <table:table-header-rows>
          <text:soft-page-break/>
          <table:table-row table:style-name="Table17.1">
            <table:table-cell table:style-name="Table17.A1" office:value-type="string">
              <text:p text:style-name="P91">Description</text:p>
            </table:table-cell>
            <table:table-cell table:style-name="Table17.B1" office:value-type="string">
              <text:p text:style-name="P91">Keyboard Shortcut</text:p>
            </table:table-cell>
          </table:table-row>
        </table:table-header-rows>
        <table:table-row table:style-name="Table17.1">
          <table:table-cell table:style-name="Table17.A2" office:value-type="string">
            <text:p text:style-name="P86">Move selected element up 1 level</text:p>
          </table:table-cell>
          <table:table-cell table:style-name="Table17.B2" office:value-type="string">
            <text:p text:style-name="P86">Shift + Up</text:p>
          </table:table-cell>
        </table:table-row>
        <table:table-row table:style-name="Table17.1">
          <table:table-cell table:style-name="Table17.A2" office:value-type="string">
            <text:p text:style-name="P86">Move selected element down 1 level</text:p>
          </table:table-cell>
          <table:table-cell table:style-name="Table17.B2" office:value-type="string">
            <text:p text:style-name="P86">Shift + Down</text:p>
          </table:table-cell>
        </table:table-row>
        <table:table-row table:style-name="Table17.1">
          <table:table-cell table:style-name="Table17.A2" office:value-type="string">
            <text:p text:style-name="P86">Select the element 1 level up</text:p>
          </table:table-cell>
          <table:table-cell table:style-name="Table17.B2" office:value-type="string">
            <text:p text:style-name="P86">Control + Up</text:p>
          </table:table-cell>
        </table:table-row>
        <table:table-row table:style-name="Table17.1">
          <table:table-cell table:style-name="Table17.A2" office:value-type="string">
            <text:p text:style-name="P86">Select the element 1 level down</text:p>
          </table:table-cell>
          <table:table-cell table:style-name="Table17.B2" office:value-type="string">
            <text:p text:style-name="P86">Control + Down</text:p>
          </table:table-cell>
        </table:table-row>
        <table:table-row table:style-name="Table17.1">
          <table:table-cell table:style-name="Table17.A2" office:value-type="string">
            <text:p text:style-name="P86">Move selected elements up/down 1 pixel</text:p>
          </table:table-cell>
          <table:table-cell table:style-name="Table17.B2" office:value-type="string">
            <text:p text:style-name="P86">Up / Down</text:p>
          </table:table-cell>
        </table:table-row>
        <table:table-row table:style-name="Table17.1">
          <table:table-cell table:style-name="Table17.A2" office:value-type="string">
            <text:p text:style-name="P86">Move selected elements left/right 1 pixel</text:p>
          </table:table-cell>
          <table:table-cell table:style-name="Table17.B2" office:value-type="string">
            <text:p text:style-name="P86">Left / Right</text:p>
          </table:table-cell>
        </table:table-row>
        <table:table-row table:style-name="Table17.1">
          <table:table-cell table:style-name="Table17.A2" office:value-type="string">
            <text:p text:style-name="P86">Lock to axis</text:p>
          </table:table-cell>
          <table:table-cell table:style-name="Table17.B2" office:value-type="string">
            <text:p text:style-name="P86">Shift (and move the mouse along the desired axis to lock to)</text:p>
          </table:table-cell>
        </table:table-row>
        <table:table-row table:style-name="Table17.1">
          <table:table-cell table:style-name="Table17.A2" office:value-type="string">
            <text:p text:style-name="P86">Zoom In / Out</text:p>
          </table:table-cell>
          <table:table-cell table:style-name="Table17.B2" office:value-type="string">
            <text:p text:style-name="P86">Ctrl + +/- (+ zooms in, - zooms out)</text:p>
          </table:table-cell>
        </table:table-row>
        <table:table-row table:style-name="Table17.1">
          <table:table-cell table:style-name="Table17.A2" office:value-type="string">
            <text:p text:style-name="P86">Toggle Mode – switch between resize-and-move(normal) and move-only</text:p>
          </table:table-cell>
          <table:table-cell table:style-name="Table17.B2" office:value-type="string">
            <text:p text:style-name="P86">m</text:p>
          </table:table-cell>
        </table:table-row>
        <table:table-row table:style-name="Table17.1">
          <table:table-cell table:style-name="Table17.A2" office:value-type="string">
            <text:p text:style-name="P88">Toggle Mode – switch between move(normal) and rotate-only</text:p>
          </table:table-cell>
          <table:table-cell table:style-name="Table17.B2" office:value-type="string">
            <text:p text:style-name="P88">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281010828064">
          <table:table-cell table:style-name="Table34.A1" office:value-type="string">
            <text:p text:style-name="P42">Control</text:p>
          </table:table-cell>
          <table:table-cell table:style-name="Table34.B1" office:value-type="string">
            <text:p text:style-name="P42">Function</text:p>
          </table:table-cell>
        </table:table-row>
        <table:table-row table:style-name="TableLine2281010846832">
          <table:table-cell table:style-name="Table34.A2" office:value-type="string">
            <text:p text:style-name="P20">Fit</text:p>
          </table:table-cell>
          <table:table-cell table:style-name="Table34.B2" office:value-type="string">
            <text:p text:style-name="P70">Sets the zoom value so the canvas is filled with the layout (width or height)</text:p>
          </table:table-cell>
        </table:table-row>
        <table:table-row table:style-name="TableLine2281010858800">
          <table:table-cell table:style-name="Table34.A2" office:value-type="string">
            <text:p text:style-name="P20">Fit Horizontal</text:p>
          </table:table-cell>
          <table:table-cell table:style-name="Table34.B2" office:value-type="string">
            <text:p text:style-name="P70">Sets the zoom value so the canvas view is filled with the layout (width wise)</text:p>
          </table:table-cell>
        </table:table-row>
      </table:table>
      <text:p text:style-name="P136">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281010853904">
          <table:table-cell table:style-name="Table32.A1" office:value-type="string">
            <text:p text:style-name="P39">Control</text:p>
          </table:table-cell>
          <table:table-cell table:style-name="Table32.B1" office:value-type="string">
            <text:p text:style-name="P39">Function</text:p>
          </table:table-cell>
        </table:table-row>
        <table:table-row table:style-name="TableLine2281010851184">
          <table:table-cell table:style-name="Table32.A2" office:value-type="string">
            <text:p text:style-name="P9">Center Elements Horizontally</text:p>
          </table:table-cell>
          <table:table-cell table:style-name="Table32.B2" office:value-type="string">
            <text:p text:style-name="P55">Center the elements horizontally in the layout (only the x value is affected)</text:p>
          </table:table-cell>
        </table:table-row>
        <table:table-row table:style-name="TableLine2281010860160">
          <table:table-cell table:style-name="Table32.A2" office:value-type="string">
            <text:p text:style-name="P9">Custom Align Elements Horizontally</text:p>
          </table:table-cell>
          <table:table-cell table:style-name="Table32.B2" office:value-type="string">
            <text:p text:style-name="P55">Customizable Horizontal Align</text:p>
          </table:table-cell>
        </table:table-row>
        <table:table-row table:style-name="TableLine2281010849552">
          <table:table-cell table:style-name="Table32.A2" office:value-type="string">
            <text:p text:style-name="P9">Center Elements Vertically</text:p>
          </table:table-cell>
          <table:table-cell table:style-name="Table32.B2" office:value-type="string">
            <text:p text:style-name="P55">Center the elements vertically in the layout (only the y value is affected)</text:p>
          </table:table-cell>
        </table:table-row>
        <table:table-row table:style-name="TableLine2281010844384">
          <table:table-cell table:style-name="Table32.A2" office:value-type="string">
            <text:p text:style-name="P9">Custom Align Elements Vertically</text:p>
          </table:table-cell>
          <table:table-cell table:style-name="Table32.B2" office:value-type="string">
            <text:p text:style-name="P55">Customizable Vertical Align</text:p>
          </table:table-cell>
        </table:table-row>
        <table:table-row table:style-name="TableLine2281010859616">
          <table:table-cell table:style-name="Table32.A2" office:value-type="string">
            <text:p text:style-name="P9">Custom Align Elements</text:p>
          </table:table-cell>
          <table:table-cell table:style-name="Table32.B2" office:value-type="string">
            <text:p text:style-name="P55">Customizable Align</text:p>
          </table:table-cell>
        </table:table-row>
      </table:table>
      <text:p text:style-name="Text_20_body">Under the custom options there are a few settings to further tweak how to align the items. Including the Element Width/Height makes the elements to be aligned without overlap. <text:soft-page-break/>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34">You can configure dividers to help layout elements by dividing the card. These lines can be toggled off and on <text:span text:style-name="T54">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90">Context Menu</text:p>
      <table:table table:name="Table15" table:style-name="Table15">
        <table:table-column table:style-name="Table15.A"/>
        <table:table-column table:style-name="Table15.B"/>
        <table:table-row table:style-name="TableLine2281010860976">
          <table:table-cell table:style-name="Table15.A1" office:value-type="string">
            <text:p text:style-name="P39">Control</text:p>
          </table:table-cell>
          <table:table-cell table:style-name="Table15.B1" office:value-type="string">
            <text:p text:style-name="P39">Function</text:p>
          </table:table-cell>
        </table:table-row>
        <table:table-row table:style-name="TableLine2281010859344">
          <table:table-cell table:style-name="Table15.A2" office:value-type="string">
            <text:p text:style-name="P9">Copy Line to Clipboard</text:p>
          </table:table-cell>
          <table:table-cell table:style-name="Table15.B2" office:value-type="string">
            <text:p text:style-name="P55">Copies the selected line to the clipboard.</text:p>
          </table:table-cell>
        </table:table-row>
        <table:table-row table:style-name="TableLine2281010854176">
          <table:table-cell table:style-name="Table15.A2" office:value-type="string">
            <text:p text:style-name="P9">Copy all text to Clipboard</text:p>
          </table:table-cell>
          <table:table-cell table:style-name="Table15.B2" office:value-type="string">
            <text:p text:style-name="P55">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69" text:outline-level="1"><text:bookmark-start text:name="__RefHeading___Toc3785_3188048287"/>Element References<text:bookmark-end text:name="__RefHeading___Toc3785_3188048287"/></text:h>
      <text:p text:style-name="P157">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93">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0">CSV reference files have 4 strict content rules:</text:p>
      <text:list xml:id="list159398805" text:style-name="L2">
        <text:list-item>
          <text:p text:style-name="P190">The separator character must be a comma. Some editors may switch this on you!</text:p>
        </text:list-item>
        <text:list-item>
          <text:p text:style-name="P190">The first row must contain the column names. The columns may be named with spaces but should not use the [ or ] characters (or anything else that might confuse the parser when trying to translate references).</text:p>
        </text:list-item>
        <text:list-item>
          <text:p text:style-name="P190">The first column may be named anything, but the contents should always be the card <text:soft-page-break/>count of the given row. (an empty entry assumes 1 instance of the given row)</text:p>
        </text:list-item>
        <text:list-item>
          <text:p text:style-name="P192"><text:span text:style-name="T1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3"><text:bookmark-ref text:reference-format="text" text:ref-name="__RefHeading__2250_1943963514">Text Elements</text:bookmark-ref></text:span><text:span text:style-name="T13"><text:s/>section.</text:span></text:p>
        </text:list-item>
        <text:list-item>
          <text:p text:style-name="P191">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9">Function</text:p>
            </table:table-cell>
            <table:table-cell table:style-name="Table8.B1" office:value-type="string">
              <text:p text:style-name="P39">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55">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55">You can specify the allowed layout for a card by name. Any row without a matching layout name with the current layout will not be included in the list of cards. Name the column <text:span text:style-name="T6">allowed_layout</text:span> in your CSV file and specify the desired layout for every card. <text:span text:style-name="T95">This also supports specifying multiple layouts using a ‘;’ separator. Example: </text:span><text:span text:style-name="T11">item;name;description</text:span></text:p>
            <text:p text:style-name="P76"><text:span text:style-name="T95">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3">Colors are formatted into strings as follows:</text:p>
      <text:p text:style-name="P96"/>
      <text:p text:style-name="P98">RRRGGGBBB or RRRGGGBBBAAA</text:p>
      <text:p text:style-name="P96"/>
      <text:p text:style-name="P96">Each block is a 3 digit representation of the color value for the given color. (R – Red; G – Green; B – Blue; A - Alpha)</text:p>
      <text:p text:style-name="P96"/>
      <text:p text:style-name="P96">Example: 012123167</text:p>
      <text:p text:style-name="P96"/>
      <text:p text:style-name="P96">You can also specify a color using hexadecimal values:</text:p>
      <text:p text:style-name="P96">RRGGBB or RRGGBBAA</text:p>
      <text:p text:style-name="P96"/>
      <text:p text:style-name="P96">Example: 882859</text:p>
      <text:p text:style-name="P96"/>
      <text:p text:style-name="P96">Be sure to include any leading zeroes. The type of color value you specify (hex vs. decimal) is based solely on string length: 6/8(hex)</text:p>
      <text:p text:style-name="P96"/>
      <text:p text:style-name="P96">Some editors may remove the leading zeroes. If you are specifying the color as hex you can insert <text:span text:style-name="T6">0x </text:span><text:span text:style-name="T1">at the beginning of the string (ie. 0X882859). </text:span><text:span text:style-name="T6">I highly recommend doing so.</text:span></text:p>
      <text:p text:style-name="P97"/>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70" text:outline-level="2"><text:bookmark-start text:name="__RefHeading__2151_2015678595"/>Font String Format<text:bookmark-end text:name="__RefHeading__2151_2015678595"/></text:h>
      <text:p text:style-name="P94">Fonts are formatted into strings as follows:</text:p>
      <text:p text:style-name="P95"/>
      <text:p text:style-name="P99">fontname;fontsize;bold;underline;italicized;strikeout</text:p>
      <text:p text:style-name="P95"/>
      <text:p text:style-name="Table_20_Contents"><text:span text:style-name="T37">fontname</text:span><text:span text:style-name="T35"> – string name of a font (“Arial”)</text:span></text:p>
      <text:p text:style-name="Table_20_Contents"><text:span text:style-name="T37">fontsize</text:span><text:span text:style-name="T35"> – size of the font (like the size in a word processor)</text:span></text:p>
      <text:p text:style-name="Table_20_Contents"><text:span text:style-name="T37">bold</text:span><text:span text:style-name="T35"> – 1 or 0 (on or off)</text:span></text:p>
      <text:p text:style-name="Table_20_Contents"><text:span text:style-name="T37">underline</text:span><text:span text:style-name="T35"> – 1 or 0 (on or off)</text:span></text:p>
      <text:p text:style-name="Table_20_Contents"><text:span text:style-name="T37">italicized</text:span><text:span text:style-name="T35"> – 1 or 0 (on or off)</text:span></text:p>
      <text:p text:style-name="Table_20_Contents"><text:span text:style-name="T37">strikeout</text:span><text:span text:style-name="T35"> – 1 or 0 (on or off)</text:span></text:p>
      <text:p text:style-name="P95"/>
      <text:p text:style-name="P95"><text:span text:style-name="T6">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31">override:[element name]:[element value]</text:p>
      <text:p text:style-name="Text_20_body">Example: <text:span text:style-name="T6">override:text_field:x</text:span></text:p>
      <text:p text:style-name="P112">Any values specified in this column will override the <text:span text:style-name="T6">text_field</text:span> element's <text:span text:style-name="T6">x</text:span> value. When rendered the element's x location would be that of the override value. (locking the horizontal position in the example)</text:p>
      <text:p text:style-name="Text_20_body">Any colons involved in the name of an element will cause the override to fail. <text:span text:style-name="T6">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5"><text:bookmark-ref text:reference-format="text" text:ref-name="__RefHeading__30631621">Definition / Scripting Reference (Incept Translator)</text:bookmark-ref></text:span><text:span text:style-name="T15">. This allows the override value to be defined based on other properties of the given card.</text:span></text:p>
      <text:h text:style-name="Heading_20_3" text:outline-level="3"><text:bookmark-start text:name="__RefHeading___Toc3318_350549976"/>Definition (Variable) Based Overrides <text:span text:style-name="T51">(Incept Translator only at this time)</text:span><text:bookmark-end text:name="__RefHeading___Toc3318_350549976"/></text:h>
      <text:p text:style-name="P132">Overrides can also be created within the Definition field itself using the following macro:</text:p>
      <text:p text:style-name="P132"><text:soft-page-break/>$[field:value]</text:p>
      <text:p text:style-name="P133">Example: $[y:40]</text:p>
      <text:p text:style-name="P133">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05">Fields</text:p>
            </table:table-cell>
            <table:table-cell table:style-name="Table20.B1" office:value-type="string">
              <text:p text:style-name="P105">Override string format</text:p>
            </table:table-cell>
          </table:table-row>
        </table:table-header-rows>
        <table:table-row table:style-name="Table20.1">
          <table:table-cell table:style-name="Table20.A2" office:value-type="string">
            <text:p text:style-name="P96">x</text:p>
            <text:p text:style-name="P96">y</text:p>
            <text:p text:style-name="P96">width</text:p>
            <text:p text:style-name="P96">height</text:p>
            <text:p text:style-name="P102">borderthickness<text:line-break/>opacity<text:line-break/>outlinethickness<text:line-break/>lineheight<text:line-break/>wordspace (+/-)</text:p>
          </table:table-cell>
          <table:table-cell table:style-name="Table20.B2" office:value-type="string">
            <text:p text:style-name="P96"><text:span text:style-name="T6">(int)</text:span> Integer number values. </text:p>
          </table:table-cell>
        </table:table-row>
        <table:table-row table:style-name="Table20.1">
          <table:table-cell table:style-name="Table20.A2" office:value-type="string">
            <text:p text:style-name="P104">autoscalefont<text:line-break/>enabled<text:line-break/>lockaspect<text:line-break/><text:span text:style-name="T52">keeporiginalsize<text:line-break/>justifiedtext</text:span></text:p>
          </table:table-cell>
          <table:table-cell table:style-name="Table20.B2" office:value-type="string">
            <text:p text:style-name="P97">(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02">rotation</text:p>
          </table:table-cell>
          <table:table-cell table:style-name="Table20.B2" office:value-type="string">
            <text:p text:style-name="P97">(float)<text:span text:style-name="T1"> In the case of rotation use only integer number values.</text:span></text:p>
          </table:table-cell>
        </table:table-row>
        <table:table-row table:style-name="Table20.1">
          <table:table-cell table:style-name="Table20.A2" office:value-type="string">
            <text:p text:style-name="P102">bordercolor<text:line-break/>elementcolor<text:line-break/>outlinecolor<text:line-break/><text:span text:style-name="T64">backgroundcolor</text:span></text:p>
          </table:table-cell>
          <table:table-cell table:style-name="Table20.B2" office:value-type="string">
            <text:p text:style-name="P96"><text:span text:style-name="T6">(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03">tilesize</text:p>
          </table:table-cell>
          <table:table-cell table:style-name="Table20.B2" office:value-type="string">
            <text:p text:style-name="P122"><text:span text:style-name="T6">(string)</text:span> (<text:span text:style-name="T69">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02">font</text:p>
          </table:table-cell>
          <table:table-cell table:style-name="Table20.B2" office:value-type="string">
            <text:p text:style-name="Table_20_Contents"><text:span text:style-name="T34">(string) </text:span><text:span text:style-name="T35">(See the section </text:span><text:span text:style-name="T35"><text:bookmark-ref text:reference-format="text" text:ref-name="__RefHeading__2151_2015678595">Font String Format</text:bookmark-ref></text:span><text:span text:style-name="T35">)</text:span></text:p>
            <text:p text:style-name="P108"/>
          </table:table-cell>
        </table:table-row>
        <table:table-row table:style-name="Table20.1">
          <table:table-cell table:style-name="Table20.A2" office:value-type="string">
            <text:p text:style-name="P102">verticalalign</text:p>
          </table:table-cell>
          <table:table-cell table:style-name="Table20.B2" office:value-type="string">
            <text:p text:style-name="P97">(int)<text:span text:style-name="T1"> Numeric value indicating the vertical alignment:</text:span></text:p>
            <text:p text:style-name="P95"/>
            <text:p text:style-name="P95"><text:span text:style-name="T50">0</text:span> – Near</text:p>
            <text:p text:style-name="P95"><text:span text:style-name="T50">1</text:span> – Center</text:p>
            <text:p text:style-name="P95"><text:span text:style-name="T50">2</text:span> – Far</text:p>
          </table:table-cell>
        </table:table-row>
        <text:soft-page-break/>
        <table:table-row table:style-name="Table20.1">
          <table:table-cell table:style-name="Table20.A2" office:value-type="string">
            <text:p text:style-name="P102"/>
            <text:p text:style-name="P102">horizontalalign</text:p>
          </table:table-cell>
          <table:table-cell table:style-name="Table20.B2" office:value-type="string">
            <text:p text:style-name="P97">(int)<text:span text:style-name="T1"> Numeric value indicating the horizontal alignment:</text:span></text:p>
            <text:p text:style-name="P95"/>
            <text:p text:style-name="P95"><text:span text:style-name="T50">0</text:span> – Near</text:p>
            <text:p text:style-name="P95"><text:span text:style-name="T50">1</text:span> – Center</text:p>
            <text:p text:style-name="P95"><text:span text:style-name="T50">2</text:span> – Far</text:p>
          </table:table-cell>
        </table:table-row>
        <table:table-row table:style-name="Table20.1">
          <table:table-cell table:style-name="Table20.A2" office:value-type="string">
            <text:p text:style-name="P102">variable</text:p>
          </table:table-cell>
          <table:table-cell table:style-name="Table20.B2" office:value-type="string">
            <text:p text:style-name="P96"><text:span text:style-name="T6">(string)</text:span> The <text:span text:style-name="T6">Definition</text:span> field. <text:span text:style-name="T51">This can only be overridden in a data file</text:span></text:p>
          </table:table-cell>
        </table:table-row>
        <table:table-row table:style-name="Table20.1">
          <table:table-cell table:style-name="Table20.A2" office:value-type="string">
            <text:p text:style-name="P102">type</text:p>
          </table:table-cell>
          <table:table-cell table:style-name="Table20.B2" office:value-type="string">
            <text:p text:style-name="P97">(string) <text:span text:style-name="T1">One of the following strings:</text:span></text:p>
            <text:p text:style-name="P95"/>
            <text:p text:style-name="P97">Text</text:p>
            <text:p text:style-name="P97">Shape</text:p>
            <text:p text:style-name="P97">Graphic</text:p>
            <text:p text:style-name="P97">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281010849824">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281010851728">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281010856624">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281010858528">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281010857168">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786869392" text:style-name="L3">
        <text:list-item>
          <text:p text:style-name="P193">Each define name follows the same rules as a column name in a reference file.</text:p>
        </text:list-item>
        <text:list-item>
          <text:p text:style-name="P193">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6">_defines</text:span><text:span text:style-name="T1"> appended to the name and should reside in the same folder as the reference file. Example: </text:span></text:p>
      <text:list xml:id="list1664831502" text:style-name="L4">
        <text:list-item>
          <text:p text:style-name="P194"><text:span text:style-name="T1">Reference file: </text:span><text:span text:style-name="T6">items.csv</text:span></text:p>
        </text:list-item>
        <text:list-item>
          <text:p text:style-name="P194"><text:span text:style-name="T1">Define file: </text:span><text:span text:style-name="T6">items_defines.csv</text:span></text:p>
        </text:list-item>
        <text:list-item>
          <text:p text:style-name="P195">Project Wide Defines: [project file name without extension]<text:span text:style-name="T6">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text:soft-page-break/>References. The one exception is that the <text:span text:style-name="T6">defines</text:span> functionality operates based on a sheet in the same spreadsheet with <text:span text:style-name="T6">_defines</text:span><text:span text:style-name="T1"> appended to the name. Sample: </text:span></text:p>
      <text:list xml:id="list2371475086" text:style-name="L5">
        <text:list-item>
          <text:p text:style-name="P198"><text:span text:style-name="T1">Main sheet: </text:span><text:span text:style-name="T6">items</text:span></text:p>
        </text:list-item>
        <text:list-item>
          <text:p text:style-name="P198"><text:span text:style-name="T1">Defines sheet:</text:span><text:span text:style-name="T6"> items_defines</text:span></text:p>
        </text:list-item>
        <text:list-item>
          <text:p text:style-name="P196"><text:span text:style-name="T56">Setting up </text:span>Project Wide Defines<text:line-break/>Spread<text:span text:style-name="T57">s</text:span>heet Name: [project file name without the extension] (this is case sensitive!)<text:line-break/>Sheet Name: <text:span text:style-name="T6">defines </text:span><text:span text:style-name="T55">(always this name)<text:line-break/></text:span></text:p>
          <text:p text:style-name="P196"><text:span text:style-name="T7">Alternative / Override</text:span><text:span text:style-name="T55">: If you don’t want to name your Spreadsheet as described above you can change the Spreadsheet to look for the </text:span><text:span text:style-name="T7">defines</text:span><text:span text:style-name="T55"> sheet in under the Layouts &gt; Project Settings… menu item in the Project window. Specify the desired sheet in </text:span><text:span text:style-name="T7">Google Project define spreadsheet override</text:span><text:span text:style-name="T55"> (case sensitive). You can enter the name manually or use the “...” button to navigate.</text:span></text:p>
        </text:list-item>
      </text:list>
      <text:h text:style-name="P174" text:outline-level="3"><text:bookmark-start text:name="__RefHeading___Toc3324_350549976"/>Google Authentication Setup<text:bookmark-end text:name="__RefHeading___Toc3324_350549976"/></text:h>
      <text:p text:style-name="P112">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4252729974" text:style-name="L6">
        <text:list-item>
          <text:p text:style-name="P197">Launch CardMaker and select <text:span text:style-name="T6">Tools</text:span> &gt; <text:span text:style-name="T6">Update Google Credentials... </text:span></text:p>
        </text:list-item>
        <text:list-item>
          <text:p text:style-name="P197">Either copy the Auth URL and browse to it in your preferred browser or click <text:span text:style-name="T6">Browse To URL</text:span></text:p>
        </text:list-item>
        <text:list-item>
          <text:p text:style-name="P197">Google should prompt you to allow CardMaker to access your spreadsheets and then navigate to the CardMaker site with the AccessToken field already selected. </text:p>
        </text:list-item>
        <text:list-item>
          <text:p text:style-name="P197">Copy the <text:span text:style-name="T6">AccessToken</text:span> value and return to CardMaker.</text:p>
        </text:list-item>
        <text:list-item>
          <text:p text:style-name="P197">You can manually paste the <text:span text:style-name="T6">AccessToken</text:span> value into the <text:span text:style-name="T6">Access Token </text:span>field or press the <text:span text:style-name="T6">Paste Token</text:span> button. If you use the <text:span text:style-name="T6">Paste Token</text:span> button the dialog will close immediately (slight time savings!).</text:p>
        </text:list-item>
        <text:list-item>
          <text:p text:style-name="P197">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text:soft-page-break/>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92">if </text:span>x == then a)#</text:p>
      <text:p text:style-name="P4">is the same as</text:p>
      <text:p text:style-name="P4">#(<text:span text:style-name="T92">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9">Function</text:p>
            </table:table-cell>
            <table:table-cell table:style-name="Table4.B1" office:value-type="string">
              <text:p text:style-name="P39">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39"><text:span text:style-name="T1">@[</text:span>columnname<text:span text:style-name="T1">]</text:span></text:p>
            <text:p text:style-name="P55"/>
            <text:p text:style-name="P39"><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55">@[<text:span text:style-name="T6">columnname</text:span>,parameter1,parameter2,(repeats...)]</text:p>
            <text:p text:style-name="P55"/>
            <text:p text:style-name="P39"><text:span text:style-name="T1">Replace </text:span>columnname<text:span text:style-name="T1"> with the desired column name or define from the referenced data source.</text:span></text:p>
            <text:p text:style-name="P55"/>
            <text:p text:style-name="P55">Replace parameter1 (etc.) with the desired input for the define. When constructing the resulting value any instances of {#} will be replaced with the given parameter. Be aware that spaces after/before the commas will be included in the parameter strings.</text:p>
            <text:p text:style-name="P55"/>
            <text:p text:style-name="P55">Example:</text:p>
            <text:p text:style-name="P55"/>
            <text:p text:style-name="P39">Defines</text:p>
            <text:p text:style-name="P116"><text:span text:style-name="T15">smallImgTag = </text:span><text:span text:style-name="T1">&lt;img={1};.90;0;3&gt;</text:span></text:p>
            <text:p text:style-name="P110">theCoin = \images\coin.png </text:p>
            <text:p text:style-name="P115">Input</text:p>
            <text:p text:style-name="P110">@[smallImgTag,@[theCoin]]</text:p>
            <text:p text:style-name="P115">Output</text:p>
            <text:p text:style-name="P110">&lt;img=\images\coin.png;.90;0;3&gt;</text:p>
          </table:table-cell>
        </table:table-row>
        <text:soft-page-break/>
        <table:table-row table:style-name="Table4.1">
          <table:table-cell table:style-name="Table4.A2" office:value-type="string">
            <text:p text:style-name="P9">Card Values</text:p>
          </table:table-cell>
          <table:table-cell table:style-name="Table4.B2" office:value-type="string">
            <text:p text:style-name="P55">There are some special values that are taken from the current context of the layout/card.</text:p>
            <text:p text:style-name="P55"/>
            <text:p text:style-name="P55">![deckindex] – This is the current deck index</text:p>
            <text:p text:style-name="P55">![cardindex] – This is the current card index (see Sub Counter)<text:line-break/>!<text:span text:style-name="T53">[cardcount] – The number of cards in this deck</text:span></text:p>
            <text:p text:style-name="P55">!<text:span text:style-name="T60">[elementname] – The name of the element</text:span></text:p>
            <text:p text:style-name="P55">!<text:span text:style-name="T100">[refline] – The line number in the reference for this card</text:span></text:p>
            <text:p text:style-name="P55">!<text:span text:style-name="T100">[refname] – The name of the reference for this this card</text:span></text:p>
          </table:table-cell>
        </table:table-row>
        <table:table-row table:style-name="Table4.1">
          <table:table-cell table:style-name="Table4.A2" office:value-type="string">
            <text:p text:style-name="P19">Substring</text:p>
          </table:table-cell>
          <table:table-cell table:style-name="Table4.B16" office:value-type="string">
            <text:p text:style-name="P69">%[string,index,count]</text:p>
            <text:p text:style-name="P69"/>
            <text:p text:style-name="P69">string – some sequence of characters</text:p>
            <text:p text:style-name="P69">index – the index to begin extracting characters from (0 based!)</text:p>
            <text:p text:style-name="P69">count – the number of characters to extracted</text:p>
            <text:p text:style-name="P69">Example: <text:bookmark-start text:name="__DdeLink__2741_1457906252"/>%[sample,4,2]<text:bookmark-end text:name="__DdeLink__2741_1457906252"/> would result in <text:span text:style-name="T6">le</text:span></text:p>
            <text:p text:style-name="P69"/>
            <text:p text:style-name="P69">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6" office:value-type="string">
            <text:p text:style-name="P55">##x;y;z#</text:p>
            <text:p text:style-name="P55"/>
            <text:p text:style-name="P55">This will display a number based on the following properties:</text:p>
            <text:p text:style-name="P55"/>
            <text:p text:style-name="P83">x + (current card index * y) with left padded 0's numbering z</text:p>
            <text:p text:style-name="P83"/>
            <text:p text:style-name="P83">Example (on card index 5) with ##1;1;5# would be <text:span text:style-name="T6">00005</text:span> </text:p>
          </table:table-cell>
        </table:table-row>
        <table:table-row table:style-name="Table4.1">
          <table:table-cell table:style-name="Table4.A2" office:value-type="string">
            <text:p text:style-name="P9">Sub Counter</text:p>
          </table:table-cell>
          <table:table-cell table:style-name="Table4.B16" office:value-type="string">
            <text:p text:style-name="P55">#sc;x;y;z#</text:p>
            <text:p text:style-name="P55"/>
            <text:p text:style-name="P55">The sub card index is the index of the card based on the number of items indicated in the count column of the reference file.</text:p>
            <text:p text:style-name="P55"/>
            <text:p text:style-name="P55">This will display a number based on the following properties:</text:p>
            <text:p text:style-name="P55"/>
            <text:p text:style-name="P83">x + (sub card index * y) with left padded 0's numbering z</text:p>
            <text:p text:style-name="P83"/>
            <text:p text:style-name="P83">Example (on sub card index 5) with #sc;1;1;5# would be <text:span text:style-name="T6">00005</text:span> </text:p>
          </table:table-cell>
        </table:table-row>
        <table:table-row table:style-name="Table4.1">
          <table:table-cell table:style-name="Table4.A2" office:value-type="string">
            <text:p text:style-name="P18">Repeat</text:p>
          </table:table-cell>
          <table:table-cell table:style-name="Table4.B16" office:value-type="string">
            <text:p text:style-name="P68">#repeat;x;y#</text:p>
            <text:p text:style-name="P68"/>
            <text:p text:style-name="P68">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6" office:value-type="string">
            <text:p text:style-name="P55">Samples:</text:p>
            <text:p text:style-name="P55">#(if x == y then a)#</text:p>
            <text:p text:style-name="P55">#(if x != y then a)#</text:p>
            <text:p text:style-name="P55">#(if x == y then a else b)#</text:p>
            <text:p text:style-name="P55">#(if x != y then a else b)#</text:p>
            <text:p text:style-name="P55"/>
            <text:p text:style-name="P55"><text:span text:style-name="T6">==</text:span> - x is equal to y (case insensitive)</text:p>
            <text:p text:style-name="P55"><text:span text:style-name="T6">!=</text:span> - x is not equal to y (case insensitive)</text:p>
            <text:p text:style-name="P55"><text:span text:style-name="T6">&gt;</text:span> - x is greater than y</text:p>
            <text:p text:style-name="P55"><text:span text:style-name="T6">&lt;</text:span> - x is less than y</text:p>
            <text:p text:style-name="P55"><text:span text:style-name="T6">&gt;=</text:span> - x is greater than or equal to</text:p>
            <text:p text:style-name="P55"><text:span text:style-name="T6">&lt;=</text:span> - x is less than or equal to</text:p>
            <text:p text:style-name="P55"/>
            <text:p text:style-name="P55">x,y,a,b – string values</text:p>
            <text:p text:style-name="P55"/>
            <text:p text:style-name="P55"><text:span text:style-name="T6">#nodraw</text:span> is supported as a result to trigger the element to not be drawn at all.</text:p>
            <text:p text:style-name="P55"/>
            <text:p text:style-name="P55">You can specify an empty string by simply entering nothing.</text:p>
            <text:p text:style-name="P55"/>
            <text:p text:style-name="P55">An example of an empty comparison is as follows: <text:line-break/>#(<text:span text:style-name="T92">if </text:span>x == then a)#</text:p>
            <text:p text:style-name="P55"/>
            <text:p text:style-name="P75">You can combine this with inline overrides like the following:</text:p>
            <text:p text:style-name="P117"><text:span text:style-name="T16">#(if @[skill] == 15 then </text:span>$[opacity:50]<text:span text:style-name="T16">)#</text:span></text:p>
          </table:table-cell>
        </table:table-row>
        <table:table-row table:style-name="Table4.1">
          <table:table-cell table:style-name="Table4.A2" office:value-type="string">
            <text:p text:style-name="P9">If Statement (grouped)</text:p>
          </table:table-cell>
          <table:table-cell table:style-name="Table4.B16" office:value-type="string">
            <text:p text:style-name="P119"><text:span text:style-name="T15">You can use the if statement with groups. The x and y values </text:span><text:span text:style-name="T20">of:</text:span></text:p>
            <text:p text:style-name="P79">#(if x == y then a)#</text:p>
            <text:p text:style-name="P130">can be formatted as a grouping of potential matches.</text:p>
            <text:p text:style-name="P55"/>
            <text:p text:style-name="P55">[val1;val2;val3]</text:p>
            <text:p text:style-name="P55"/>
            <text:p text:style-name="P79">The comparison will succeed if both groups share at least 1 value.</text:p>
            <text:p text:style-name="P57"><text:span text:style-name="T96">#(if [1;2;3] == 1 then a else b)# </text:span><text:span text:style-name="T12">&lt;&lt; match (result is “a”)</text:span></text:p>
            <text:p text:style-name="P57"><text:span text:style-name="T96">#(if 1 == [1;2;3] then a else b)# </text:span><text:span text:style-name="T12">&lt;&lt; match (result is “a”)</text:span></text:p>
            <text:p text:style-name="P57"><text:span text:style-name="T96">#(if [1;2] == [3;4] then a else b)# </text:span><text:span text:style-name="T12">&lt;&lt; no match (result is “b”)</text:span></text:p>
            <text:p text:style-name="P55"/>
            <text:p text:style-name="P79">Either side can be a group or not for match checking.</text:p>
            <text:p text:style-name="P55"/>
            <text:p text:style-name="P55">NOTE: This does not apply to numeric comparisons. Only <text:span text:style-name="T6">==</text:span> and <text:span text:style-name="T6">!=</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55">#(switch;key;keytocheck1;value1&lt;repeat&gt;)#</text:p>
            <text:p text:style-name="P55"/>
            <text:p text:style-name="P55">key – The value to check the others for.</text:p>
            <text:p text:style-name="P55">keytocheck1 – A comparison string</text:p>
            <text:p text:style-name="P55">value1 – A value string (this will be the overall result if key matches keytoccheck1)</text:p>
            <text:p text:style-name="P55"/>
            <text:p text:style-name="P55">;keytoccheck1;value1 can be repeated multiple times with varying strings. There should always be a key and a value. (an empty string is valid)</text:p>
            <text:p text:style-name="P55"/>
            <text:p text:style-name="P55">If the keytocheckis <text:span text:style-name="T6">#default</text:span> the value will be the default if no other keys match. (example: <text:span text:style-name="T42">#(switch;15;10;Y;#default;Z)#</text:span> – would default to Z because “15” is not the same string as “10”).</text:p>
            <text:p text:style-name="P67"/>
            <text:p text:style-name="P48">#switchkey<text:span text:style-name="T1"> can be used in the switch statement to reference the key value.</text:span></text:p>
            <text:p text:style-name="P55"/>
            <text:p text:style-name="P55"><text:span text:style-name="T6">#nodraw</text:span> is supported as a result to trigger the element to not be drawn at all.</text:p>
          </table:table-cell>
        </table:table-row>
        <table:table-row table:style-name="Table4.1">
          <table:table-cell table:style-name="Table4.A2" office:value-type="string">
            <text:p text:style-name="P17">Switch Statement <text:span text:style-name="T65">(alternative)</text:span></text:p>
          </table:table-cell>
          <table:table-cell table:style-name="Table4.B13" office:value-type="string">
            <text:p text:style-name="P65">#(switch//key//keytocheck1//value1&lt;repeat&gt;)#</text:p>
            <text:p text:style-name="P66">This is the same as the above just using ‘//’ as a delimiter. <text:span text:style-name="T77">The delimiter is completely customizable. The first 2 characters after the word </text:span><text:span text:style-name="T41">switch</text:span><text:span text:style-name="T78"> will be used as the </text:span><text:span text:style-name="T79">delimiter.</text:span></text:p>
          </table:table-cell>
        </table:table-row>
        <table:table-row table:style-name="Table4.1">
          <table:table-cell table:style-name="Table4.A2" office:value-type="string">
            <text:p text:style-name="P34">Switch Statement (grouped)</text:p>
          </table:table-cell>
          <table:table-cell table:style-name="Table4.B13" office:value-type="string">
            <text:p text:style-name="P120"><text:span text:style-name="T21">Both the </text:span><text:span text:style-name="T24">key</text:span><text:span text:style-name="T21"> and </text:span><text:span text:style-name="T24">keytocheck</text:span><text:span text:style-name="T21"> can be written as groups of values using the “If Statement (grouped)” logic described above.</text:span></text:p>
            <text:p text:style-name="P80"/>
            <text:p text:style-name="P80">This must be combined with the use of an alternative delimiter though due to the use of the ‘;’ character to split the group.</text:p>
            <text:p text:style-name="P80"/>
            <text:p text:style-name="P80">Example:</text:p>
            <text:p text:style-name="Standard">"#(switch::[45;15]::[15]::nothing::#default::stuff)#</text:p>
            <text:p text:style-name="P107">The result will be “nothing” because 15 was in both sets. <text:span text:style-name="T97">Note the use of the “::” delimiter for this example.</text:span></text:p>
          </table:table-cell>
        </table:table-row>
        <table:table-row table:style-name="Table4.1">
          <table:table-cell table:style-name="Table4.A2" office:value-type="string">
            <text:p text:style-name="P16">Random Number</text:p>
          </table:table-cell>
          <table:table-cell table:style-name="Table4.B14" office:value-type="string">
            <text:p text:style-name="P64">#rand<text:span text:style-name="T58">om</text:span>;min;max#</text:p>
            <text:p text:style-name="P64"/>
            <text:p text:style-name="P64">min – minimum value (inclusive)</text:p>
            <text:p text:style-name="P63">max – maximum value (inclusive)</text:p>
            <text:p text:style-name="P62">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6" office:value-type="string">
            <text:p text:style-name="Table_20_Contents">#math;[number value](operator)[number value]#</text:p>
            <text:p text:style-name="P163">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98">Example with format:</text:span> #math;1/3;0.000#</text:p>
            <text:p text:style-name="Standard">The result will be “0.333” <text:span text:style-name="T98">(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99">(modulo)</text:span></text:p>
            <text:p text:style-name="Table_20_Contents"/>
            <text:p text:style-name="P163">Note: The number value is not required to have a decimal point. Whole values will function as well.</text:p>
          </table:table-cell>
        </table:table-row>
        <table:table-row table:style-name="Table4.1">
          <table:table-cell table:style-name="Table4.A2" office:value-type="string">
            <text:p text:style-name="P9">Greater than character</text:p>
          </table:table-cell>
          <table:table-cell table:style-name="Table4.B16" office:value-type="string">
            <text:p text:style-name="P39">&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7" office:value-type="string">
            <text:p text:style-name="P39">&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37">Inline background shapes are a convenient way to create backgrounds for various elements. </text:p>
      <text:p text:style-name="P139">Normally you would need to create an independent element and keep its size up-to-date with the foreground element.</text:p>
      <text:p text:style-name="P138">There are two formats:</text:p>
      <text:h text:style-name="Heading_20_4" text:outline-level="4"><text:bookmark-start text:name="__RefHeading___Toc3336_350549976"/>Basic<text:bookmark-end text:name="__RefHeading___Toc3336_350549976"/></text:h>
      <text:p text:style-name="P138">#bgshape::[shape definition string]::[color string]#</text:p>
      <text:p text:style-name="P138">Example: <text:bookmark-start text:name="__DdeLink__3159_276080316"/><text:bookmark-start text:name="__DdeLink__3320_276080316"/><text:span text:style-name="T6">#bgshape::#roundedrect;0;-;-;30#::0xff00ff#</text:span><text:bookmark-end text:name="__DdeLink__3159_276080316"/><text:bookmark-end text:name="__DdeLink__3320_276080316"/></text:p>
      <text:h text:style-name="P176" text:outline-level="4"><text:bookmark-start text:name="__RefHeading___Toc3338_350549976"/>Advanced<text:bookmark-end text:name="__RefHeading___Toc3338_350549976"/></text:h>
      <text:p text:style-name="P146"><text:bookmark-start text:name="__DdeLink__2992_276080316"/>#bgshape::[shape definition string]::[color string]::[x offset]::[y offset]::[width adjust]::[height adjust]::[outline thickness]::[outline color]#<text:bookmark-end text:name="__DdeLink__2992_276080316"/></text:p>
      <text:p text:style-name="P143"><text:soft-page-break/>Example: <text:bookmark-start text:name="__DdeLink__3162_276080316"/><text:bookmark-start text:name="__DdeLink__3325_276080316"/><text:span text:style-name="T6">#bgshape::</text:span><text:bookmark-start text:name="__DdeLink__3033_276080316"/><text:span text:style-name="T6">#roundedrect;0;-;-;30#</text:span><text:bookmark-end text:name="__DdeLink__3033_276080316"/><text:span text:style-name="T6">::0xff00ff::-20::-20::40::40::5::</text:span><text:bookmark-start text:name="__DdeLink__3411_276080316"/><text:span text:style-name="T6">0xff0000</text:span><text:bookmark-end text:name="__DdeLink__3411_276080316"/><text:span text:style-name="T6">#</text:span><text:bookmark-end text:name="__DdeLink__3162_276080316"/><text:bookmark-end text:name="__DdeLink__3325_276080316"/></text:p>
      <text:p text:style-name="P144">See the <text:bookmark-ref text:reference-format="text" text:ref-name="__RefHeading___Toc3225_445175734">Shape Elements</text:bookmark-ref><text:s/>section for how to define the shape. <text:span text:style-name="T76">The offset and adjust settings may be negative.</text:span></text:p>
      <text:h text:style-name="P177" text:outline-level="4"><text:bookmark-start text:name="__RefHeading___Toc3944_2190213348"/>Advanced <text:span text:style-name="T83">(with opacity)</text:span><text:bookmark-end text:name="__RefHeading___Toc3944_2190213348"/></text:h>
      <text:p text:style-name="P148"><text:bookmark-start text:name="__DdeLink__2992_2760803161"/>#bgshape::[shape definition string]::[color string]::[x offset]::[y offset]::[width adjust]::[height adjust]::[outline thickness]::[outline color]::<text:span text:style-name="T83">[opacity]</text:span>#<text:bookmark-end text:name="__DdeLink__2992_2760803161"/></text:p>
      <text:h text:style-name="Heading_20_3" text:outline-level="3"><text:bookmark-start text:name="__RefHeading___Toc3340_350549976"/>Inline Background <text:span text:style-name="T74">Graphic</text:span><text:bookmark-end text:name="__RefHeading___Toc3340_350549976"/></text:h>
      <text:p text:style-name="P145">Inline background <text:span text:style-name="T74">graphics</text:span> are a convenient way to create backgrounds for various elements.</text:p>
      <text:p text:style-name="P140">Normally you would need to create an independent element and keep its size up-to-date with the foreground element.</text:p>
      <text:p text:style-name="P140">There are two formats:</text:p>
      <text:h text:style-name="P178" text:outline-level="4"><text:bookmark-start text:name="__RefHeading___Toc3342_350549976"/>Basic<text:bookmark-end text:name="__RefHeading___Toc3342_350549976"/></text:h>
      <text:p text:style-name="P140">#<text:span text:style-name="T73">bggraphic</text:span>::<text:span text:style-name="T66">[image path]</text:span>#</text:p>
      <text:p text:style-name="P141">Example: <text:bookmark-start text:name="__DdeLink__3327_276080316"/><text:bookmark-start text:name="__DdeLink__3331_276080316"/><text:span text:style-name="T8">#</text:span><text:span text:style-name="T10">bggraphic</text:span><text:span text:style-name="T8">::images/Faction_empire.bmp#</text:span><text:bookmark-end text:name="__DdeLink__3327_276080316"/><text:bookmark-end text:name="__DdeLink__3331_276080316"/></text:p>
      <text:p text:style-name="P114">Note: The aspect ratio is not enforced. The <text:span text:style-name="T75">graphic</text:span> will stretch to the bounds of the element.</text:p>
      <text:h text:style-name="P176" text:outline-level="4"><text:bookmark-start text:name="__RefHeading___Toc3344_350549976"/>Advanced<text:bookmark-end text:name="__RefHeading___Toc3344_350549976"/></text:h>
      <text:p text:style-name="P147"><text:bookmark-start text:name="__DdeLink__3006_445175734"/><text:bookmark-start text:name="__DdeLink__3075_276080316"/>#<text:span text:style-name="T73">bggraphic</text:span>::[image path]::[x offset]::[y offset]::[width adjust]::[height adjust]::[lock aspect ratio]::[tile size]::[horizontal align]::[vertical align]#<text:bookmark-end text:name="__DdeLink__3006_445175734"/><text:bookmark-end text:name="__DdeLink__3075_276080316"/></text:p>
      <text:p text:style-name="P142">Example: <text:bookmark-start text:name="__DdeLink__3073_276080316"/><text:bookmark-start text:name="__DdeLink__3157_276080316"/><text:bookmark-start text:name="__DdeLink__3329_276080316"/><text:span text:style-name="T9">#</text:span><text:span text:style-name="T10">bggraphic</text:span><text:span text:style-name="T9">::images/Faction_empire.bmp::-5::-5::10::10::true::-::1::1#</text:span><text:bookmark-end text:name="__DdeLink__3073_276080316"/><text:bookmark-end text:name="__DdeLink__3157_276080316"/><text:bookmark-end text:name="__DdeLink__3329_276080316"/></text:p>
      <text:p text:style-name="P140">See the <text:bookmark-ref text:reference-format="text" text:ref-name="__RefHeading___Toc3159_445175734">Graphic (Graphic Elements)</text:bookmark-ref><text:s/><text:span text:style-name="T72">and </text:span><text:span text:style-name="T72"><text:bookmark-ref text:reference-format="text" text:ref-name="__RefHeading___Toc2989_1911363559">Override Fields</text:bookmark-ref></text:span><text:span text:style-name="T72"><text:s/></text:span>section<text:span text:style-name="T72">s </text:span>for how to <text:span text:style-name="T70">configure the various settings</text:span>. <text:span text:style-name="T76">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281010863424">
          <table:table-cell table:style-name="Table2.A1" office:value-type="string">
            <text:p text:style-name="P39">Function</text:p>
          </table:table-cell>
          <table:table-cell table:style-name="Table2.B1" office:value-type="string">
            <text:p text:style-name="P39">Definition Details</text:p>
          </table:table-cell>
        </table:table-row>
        <table:table-row table:style-name="TableLine2281010873216">
          <table:table-cell table:style-name="Table2.A2" office:value-type="string">
            <text:p text:style-name="P9">Referencing an Image</text:p>
          </table:table-cell>
          <table:table-cell table:style-name="Table2.B2" office:value-type="string">
            <text:p text:style-name="P55">The path to the file should be specified. The path may also be relative to the project file. </text:p>
            <text:p text:style-name="P55"/>
            <text:p text:style-name="P55">Supported Image Types: <text:span text:style-name="T13">BMP, GIF, EXIG, JPG, PNG, TIFF, and PSD.</text:span> PSD file support is rudimentary. 8 bit per channel PSD images should be functional. (RGBA) </text:p>
            <text:p text:style-name="P55"/>
            <text:p text:style-name="P39"><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281010870496">
          <table:table-cell table:style-name="Table2.A2" office:value-type="string">
            <text:p text:style-name="P9">Draw no image</text:p>
          </table:table-cell>
          <table:table-cell table:style-name="Table2.B2" office:value-type="string">
            <text:p text:style-name="P39">#nodraw<text:span text:style-name="T1"> is supported like other elements. </text:span>none <text:span text:style-name="T1">may also be specified to </text:span><text:soft-page-break/><text:span text:style-name="T1">indicate to draw no image (note that this is different than no draw as the other components of the element will be rendered (example: border)</text:span>.</text:p>
            <text:p text:style-name="P55"/>
            <text:p text:style-name="P55">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9">Function</text:p>
            </table:table-cell>
            <table:table-cell table:style-name="Table1.B1" office:value-type="string">
              <text:p text:style-name="P39">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39">\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6">\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39">\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47">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9">Function</text:p>
            </table:table-cell>
            <table:table-cell table:style-name="Table26.A1" office:value-type="string">
              <text:p text:style-name="P39">Requires Closing Tag</text:p>
            </table:table-cell>
            <table:table-cell table:style-name="Table26.C1" office:value-type="string">
              <text:p text:style-name="P39">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55">Y</text:p>
          </table:table-cell>
          <table:table-cell table:style-name="Table26.C2" office:value-type="string">
            <text:p text:style-name="P39">&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6">&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55">Y</text:p>
          </table:table-cell>
          <table:table-cell table:style-name="Table26.C2" office:value-type="string">
            <text:p text:style-name="P39">&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55">Y</text:p>
          </table:table-cell>
          <table:table-cell table:style-name="Table26.C2" office:value-type="string">
            <text:p text:style-name="P39">&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55">N</text:p>
          </table:table-cell>
          <table:table-cell table:style-name="Table26.C2" office:value-type="string">
            <text:p text:style-name="P39">&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55">N</text:p>
          </table:table-cell>
          <table:table-cell table:style-name="Table26.C2" office:value-type="string">
            <text:p text:style-name="P39">&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9">Push</text:p>
          </table:table-cell>
          <table:table-cell table:style-name="Table26.A2" office:value-type="string">
            <text:p text:style-name="P55">N</text:p>
          </table:table-cell>
          <table:table-cell table:style-name="Table26.C2" office:value-type="string">
            <text:p text:style-name="P39">&lt;push=#;#&gt;<text:span text:style-name="T1"> - (x;y) The amount to push the current x/y values. </text:span></text:p>
            <text:p text:style-name="P39">&lt;push=#&gt;<text:span text:style-name="T1"> - (x) The amount to push the current x value.</text:span></text:p>
            <text:p text:style-name="P55">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55">Y</text:p>
          </table:table-cell>
          <table:table-cell table:style-name="Table26.C2" office:value-type="string">
            <text:p text:style-name="P40">&lt;bgc=#########;<text:span text:style-name="T48">#</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9">&lt;bgc=#########&gt;<text:span text:style-name="T1"> - Will create a background color within the tag. </text:span><text:span text:style-name="T35">(See the section </text:span><text:span text:style-name="T35"><text:bookmark-ref text:reference-format="text" text:ref-name="__RefHeading__1790_802051065">Color String Format</text:bookmark-ref></text:span><text:span text:style-name="T35">)</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55">N</text:p>
          </table:table-cell>
          <table:table-cell table:style-name="Table26.C2" office:value-type="string">
            <text:p text:style-name="P39">&lt;bgi=[filename]&gt; </text:p>
            <text:p text:style-name="P55"/>
            <text:p text:style-name="P39"><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3265805557" text:style-name="L7">
              <text:list-item>
                <text:p text:style-name="P181">x offset</text:p>
              </text:list-item>
              <text:list-item>
                <text:p text:style-name="P181">y offset</text:p>
              </text:list-item>
              <text:list-item>
                <text:p text:style-name="P181">width</text:p>
              </text:list-item>
              <text:list-item>
                <text:p text:style-name="P181">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55">N</text:p>
          </table:table-cell>
          <table:table-cell table:style-name="Table26.C2" office:value-type="string">
            <text:p text:style-name="P39">&lt;img=[filename]&gt;</text:p>
            <text:p text:style-name="P39"><text:span text:style-name="T1">OR </text:span>&lt;img=[filename];[percent]&gt;</text:p>
            <text:p text:style-name="P39"><text:span text:style-name="T1">OR </text:span>&lt;img=[filename];[xoffset];[yoffset]&gt;</text:p>
            <text:p text:style-name="P39"><text:span text:style-name="T1">OR </text:span>&lt;img=[filename];[percent];[xoffset];[yoffset]&gt;</text:p>
            <text:p text:style-name="P55">OR <text:span text:style-name="T6">&lt;img=[filename];[xoffset];[yoffset];[width];[height]&gt;</text:span></text:p>
            <text:p text:style-name="P39"/>
            <text:list xml:id="list2308290554" text:style-name="L8">
              <text:list-item>
                <text:p text:style-name="P182">percent – percentage of the <text:span text:style-name="T44">current</text:span> <text:span text:style-name="T44">font height</text:span> the image height should be (aspect ratio is maintained) – value from 0.00 to 1.00 would be smaller than the line. 1.00 represents 100%.</text:p>
              </text:list-item>
              <text:list-item>
                <text:p text:style-name="P182">xoffset – The x draw offset</text:p>
              </text:list-item>
              <text:list-item>
                <text:p text:style-name="P182">yoffset – The y draw offset</text:p>
              </text:list-item>
              <text:list-item>
                <text:p text:style-name="P182">width – The width to draw</text:p>
              </text:list-item>
              <text:list-item>
                <text:p text:style-name="P182">height – The height to draw</text:p>
              </text:list-item>
            </text:list>
            <text:p text:style-name="P55"/>
            <text:p text:style-name="P55">This will render an image and consume horizontal space like text does. If an image is too wide it will be shrunk horizontally to fit.</text:p>
            <text:p text:style-name="P55"/>
          </table:table-cell>
        </table:table-row>
        <table:table-row table:style-name="Table26.1">
          <table:table-cell table:style-name="Table26.A2" office:value-type="string">
            <text:p text:style-name="P36">Image Color</text:p>
          </table:table-cell>
          <table:table-cell table:style-name="Table26.A2" office:value-type="string">
            <text:p text:style-name="P82">Y</text:p>
          </table:table-cell>
          <table:table-cell table:style-name="Table26.C2" office:value-type="string">
            <text:p text:style-name="P121"><text:span text:style-name="T25">&lt;ic=#########&gt;</text:span><text:span text:style-name="T22"> - Will change the image color within the tag. </text:span><text:span text:style-name="T39">(See the section </text:span><text:span text:style-name="T39"><text:bookmark-ref text:reference-format="text" text:ref-name="__RefHeading__1790_802051065">Color String Format</text:bookmark-ref></text:span><text:span text:style-name="T39">). This applies to images and background images.</text:span></text:p>
          </table:table-cell>
        </table:table-row>
        <text:soft-page-break/>
        <table:table-row table:style-name="Table26.1">
          <table:table-cell table:style-name="Table26.A2" office:value-type="string">
            <text:p text:style-name="P9">Font Size</text:p>
          </table:table-cell>
          <table:table-cell table:style-name="Table26.A2" office:value-type="string">
            <text:p text:style-name="P55">Y</text:p>
          </table:table-cell>
          <table:table-cell table:style-name="Table26.C2" office:value-type="string">
            <text:p text:style-name="P39">&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55">Y</text:p>
          </table:table-cell>
          <table:table-cell table:style-name="Table26.C2" office:value-type="string">
            <text:p text:style-name="P39">&lt;fc=#########&gt;<text:span text:style-name="T1"> - Will change the font color within the tag. </text:span><text:span text:style-name="T35">(See the section </text:span><text:span text:style-name="T35"><text:bookmark-ref text:reference-format="text" text:ref-name="__RefHeading__1790_802051065">Color String Format</text:bookmark-ref></text:span><text:span text:style-name="T35">)</text:span></text:p>
          </table:table-cell>
        </table:table-row>
        <table:table-row table:style-name="Table26.1">
          <table:table-cell table:style-name="Table26.A2" office:value-type="string">
            <text:p text:style-name="P9">Font</text:p>
          </table:table-cell>
          <table:table-cell table:style-name="Table26.A2" office:value-type="string">
            <text:p text:style-name="P55">Y</text:p>
          </table:table-cell>
          <table:table-cell table:style-name="Table26.C2" office:value-type="string">
            <text:p text:style-name="P39">&lt;f=<text:span text:style-name="T38">fontname;fontsize;bold;underline;italicized;strikeout</text:span>&gt;<text:span text:style-name="T1"> </text:span><text:span text:style-name="T35">(See the section </text:span><text:span text:style-name="T35"><text:bookmark-ref text:reference-format="text" text:ref-name="__RefHeading__2151_2015678595">Font String Format</text:bookmark-ref></text:span><text:span text:style-name="T35">)</text:span></text:p>
            <text:p text:style-name="P100"/>
            <text:p text:style-name="P54"><text:span text:style-name="T35">The </text:span><text:span text:style-name="T33">fontsize</text:span><text:span text:style-name="T35"> parameter can </text:span><text:span text:style-name="T36">blank</text:span><text:span text:style-name="T35"> to indicate to use the prior font size.</text:span></text:p>
            <text:p text:style-name="P100"/>
            <text:p text:style-name="P101">Alternatives:</text:p>
            <text:p text:style-name="P53"><text:span text:style-name="T33">&lt;f=</text:span><text:span text:style-name="T38">fontname</text:span><text:span text:style-name="T33">&gt;</text:span></text:p>
            <text:p text:style-name="P53"><text:span text:style-name="T33">&lt;f=</text:span><text:span text:style-name="T38">fontname;fontsize</text:span><text:span text:style-name="T33">&gt;</text:span></text:p>
          </table:table-cell>
        </table:table-row>
        <table:table-row table:style-name="Table26.1">
          <table:table-cell table:style-name="Table26.A2" office:value-type="string">
            <text:p text:style-name="P9">Y Draw Offset</text:p>
          </table:table-cell>
          <table:table-cell table:style-name="Table26.A2" office:value-type="string">
            <text:p text:style-name="P55">Y</text:p>
          </table:table-cell>
          <table:table-cell table:style-name="Table26.C2" office:value-type="string">
            <text:p text:style-name="P39">&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55">Y</text:p>
          </table:table-cell>
          <table:table-cell table:style-name="Table26.C1" office:value-type="string">
            <text:p text:style-name="P39">&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60">N</text:p>
          </table:table-cell>
          <table:table-cell table:style-name="Table26.C2" office:value-type="string">
            <text:p text:style-name="P46">&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7">&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61">Y</text:p>
          </table:table-cell>
          <table:table-cell table:style-name="Table26.C2" office:value-type="string">
            <text:p text:style-name="P45">&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61">Y</text:p>
          </table:table-cell>
          <table:table-cell table:style-name="Table26.C2" office:value-type="string">
            <text:p text:style-name="P45">&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61">Y</text:p>
          </table:table-cell>
          <table:table-cell table:style-name="Table26.C2" office:value-type="string">
            <text:p text:style-name="P45">&lt;ar&gt;<text:span text:style-name="T1"> - Overrides the horizontal alignment to be align right (this tag has no effect if using justified).</text:span></text:p>
          </table:table-cell>
        </table:table-row>
        <text:soft-page-break/>
        <table:table-row table:style-name="Table26.1">
          <table:table-cell table:style-name="Table26.A2" office:value-type="string">
            <text:p text:style-name="P33">Margin Left</text:p>
          </table:table-cell>
          <table:table-cell table:style-name="Table26.A2" office:value-type="string">
            <text:p text:style-name="P77">N</text:p>
          </table:table-cell>
          <table:table-cell table:style-name="Table26.C2" office:value-type="string">
            <text:p text:style-name="P51">&lt;marginleft=#;#;#&gt;<text:span text:style-name="T1"> - Creates a left horizontal margin with the vertical range specified in the last two values. The range end value is exclusive.</text:span></text:p>
            <text:p text:style-name="P77"/>
            <text:p text:style-name="P51"><text:span text:style-name="T1">&lt;marginleft=30;150;350&gt; - creates a </text:span><text:span text:style-name="T5">left </text:span><text:span text:style-name="T1">margin of 30 pixels for the y-range of 150-350 within the element (relative).</text:span></text:p>
            <text:p text:style-name="P77"/>
            <text:p text:style-name="P52"><text:span text:style-name="T5">Notes:</text:span><text:span text:style-name="T1"> </text:span></text:p>
            <text:list xml:id="list1374201936" text:style-name="L9">
              <text:list-item>
                <text:p text:style-name="P184"><text:span text:style-name="T17">D</text:span><text:span text:style-name="T15">efine these at the start of the Element Definition. While you can set them later it may not work as expected.</text:span></text:p>
              </text:list-item>
              <text:list-item>
                <text:p text:style-name="P185"><text:span text:style-name="T17">This only works with left-aligned unjustified text </text:span><text:span text:style-name="T19">(for now)</text:span><text:span text:style-name="T17">.</text:span></text:p>
              </text:list-item>
              <text:list-item>
                <text:p text:style-name="P186"><text:span text:style-name="T17">Y</text:span><text:span text:style-name="T15">ou may specify multiple margins for both left and right (left/right are treated independently). </text:span></text:p>
              </text:list-item>
              <text:list-item>
                <text:p text:style-name="P183">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77">N</text:p>
          </table:table-cell>
          <table:table-cell table:style-name="Table26.C2" office:value-type="string">
            <text:p text:style-name="P118"><text:span text:style-name="T23">&lt;marginright=#;#;#&gt; </text:span><text:span text:style-name="T17">- Creates a right horizontal margin with the vertical range specified in the last two values. The range end value is exclusive.</text:span></text:p>
            <text:p text:style-name="P77"/>
            <text:p text:style-name="P118"><text:span text:style-name="T17">&lt;marginright=200;0;50&gt; - creates a </text:span><text:span text:style-name="T19">right </text:span><text:span text:style-name="T17">margin of </text:span><text:span text:style-name="T18">20</text:span><text:span text:style-name="T17">0 pixels for the y-range of 0-50 within the element (relative).</text:span></text:p>
            <text:p text:style-name="P77"/>
            <text:p text:style-name="P78">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58">Y</text:p>
          </table:table-cell>
          <table:table-cell table:style-name="Table26.C2" office:value-type="string">
            <text:p text:style-name="P43">&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55">N</text:p>
          </table:table-cell>
          <table:table-cell table:style-name="Table26.C2" office:value-type="string">
            <text:p text:style-name="P39">&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55">N</text:p>
          </table:table-cell>
          <table:table-cell table:style-name="Table26.C2" office:value-type="string">
            <text:p text:style-name="P39">&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59">N/A</text:p>
          </table:table-cell>
          <table:table-cell table:style-name="Table26.C2" office:value-type="string">
            <text:p text:style-name="P59">The ‘\’ character can be used to indicate to ignore any special meaning of the following character. Examples:</text:p>
            <text:p text:style-name="P44">\&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6">NOTE</text:span>: The line spacing must be configured. <text:span text:style-name="T46">L</text:span>ine<text:span text:style-name="T46">s</text:span> will draw on top of <text:span text:style-name="T46">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6">shapename</text:span>;<text:span text:style-name="T6">thickness</text:span>;<text:span text:style-name="T6">horizontal_size</text:span>;<text:span text:style-name="T6">vertical_size</text:span>#</text:p>
      <text:p text:style-name="P3">Other complex types have the same basic format with extra parameters:</text:p>
      <text:p text:style-name="P3">#<text:span text:style-name="T6">shapename</text:span>;<text:span text:style-name="T6">thickness</text:span>;<text:span text:style-name="T6">horizontal_size</text:span>;<text:span text:style-name="T6">vertical_size;[extra parameters]</text:span>#</text:p>
      <text:p text:style-name="P3"/>
      <text:p text:style-name="P6">Example: <text:span text:style-name="T6">#roundedrect;0;-;-;45# </text:span>(see below for what the <text:span text:style-name="T6">45</text:span> indicates)</text:p>
      <text:p text:style-name="P7"><text:soft-page-break/></text:p>
      <table:table table:name="Table19" table:style-name="Table19">
        <table:table-column table:style-name="Table19.A"/>
        <table:table-column table:style-name="Table19.B"/>
        <table:table-header-rows>
          <table:table-row table:style-name="TableLine2281010863968">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281010881648">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281010894704">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281010896336">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9">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39">[EdgeSize]</text:p>
            <text:p text:style-name="P55"/>
            <text:p text:style-name="P55">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39">[AllowPartialGrid];[GridWidth];[GridHeight]</text:p>
            <text:p text:style-name="P39"/>
            <text:p text:style-name="P55">AllowPartialGrid – Allows the grid to draw in an incomplete form on the right and bottom</text:p>
            <text:p text:style-name="P55">GridWidth – The width of a single rectangle in the grid.</text:p>
            <text:p text:style-name="P55">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39">[Corner]</text:p>
            <text:p text:style-name="P39"/>
            <text:p text:style-name="P55">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643285608" text:style-name="L10">
        <text:list-item>
          <text:p text:style-name="P199">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00087770" text:style-name="L11">
        <text:list-item>
          <text:p text:style-name="P179">Card Values (![x])</text:p>
        </text:list-item>
        <text:list-item>
          <text:p text:style-name="P179">Data Source References (@[x]) <text:span text:style-name="T61">&amp; Substring (%[x,y,z]) (starting with right most first)</text:span></text:p>
        </text:list-item>
        <text:list-item>
          <text:p text:style-name="P179">If/Switch <text:span text:style-name="T45">(starting with the right most first)</text:span></text:p>
        </text:list-item>
        <text:list-item>
          <text:p text:style-name="P179">Text translations (Note: These only apply to Text elements)</text:p>
        </text:list-item>
        <text:list-item>
          <text:p text:style-name="P180">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281010893344">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281010885184">
          <table:table-cell table:style-name="Table29.A2" office:value-type="string">
            <text:p text:style-name="P112">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281010890352">
          <table:table-cell table:style-name="Table29.A2" office:value-type="string">
            <text:p text:style-name="P112">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281010890896">
          <table:table-cell table:style-name="Table29.A2" office:value-type="string">
            <text:p text:style-name="P113">Log Incept Translation</text:p>
          </table:table-cell>
          <table:table-cell table:style-name="Table29.B2" office:value-type="string">
            <text:p text:style-name="P109">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6">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281010881920">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281010886000">
          <table:table-cell table:style-name="PrintSettings.A2" office:value-type="string">
            <text:p text:style-name="P112">Page Width</text:p>
          </table:table-cell>
          <table:table-cell table:style-name="PrintSettings.B2" office:value-type="string">
            <text:p text:style-name="Table_20_Contents">The full width of the paper to print to (inches)</text:p>
          </table:table-cell>
        </table:table-row>
        <table:table-row table:style-name="TableLine2281010882464">
          <table:table-cell table:style-name="PrintSettings.A2" office:value-type="string">
            <text:p text:style-name="P112">Page Height</text:p>
          </table:table-cell>
          <table:table-cell table:style-name="PrintSettings.B2" office:value-type="string">
            <text:p text:style-name="Table_20_Contents">The full height of the paper to print to (inches)</text:p>
          </table:table-cell>
        </table:table-row>
        <table:table-row table:style-name="TableLine2281010886544">
          <table:table-cell table:style-name="PrintSettings.A2" office:value-type="string">
            <text:p text:style-name="P112">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281010892256">
          <table:table-cell table:style-name="PrintSettings.A2" office:value-type="string">
            <text:p text:style-name="P112">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281010883008">
          <table:table-cell table:style-name="PrintSettings.A2" office:value-type="string">
            <text:p text:style-name="P112">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281010886816">
          <table:table-cell table:style-name="PrintSettings.A2" office:value-type="string">
            <text:p text:style-name="P112">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12">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text:soft-page-break/>Layout Notes<text:bookmark-end text:name="__RefHeading___Toc3362_350549976"/></text:h>
      <text:p text:style-name="P112">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71">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49">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50">CardMaker supports a number of command line options related to exporting as well as starting up with a specific project loaded.</text:p>
      <text:h text:style-name="P171" text:outline-level="2"><text:bookmark-start text:name="__RefHeading___Toc3948_2190213348"/>Start-up Project<text:bookmark-end text:name="__RefHeading___Toc3948_2190213348"/></text:h>
      <text:p text:style-name="P150">Simply provide the file path to the CardMaker Project as the first and only argument to the application.</text:p>
      <text:p text:style-name="P150">Example: CardMaker E:\CardMaker\sample\sample_project.cmp</text:p>
      <text:h text:style-name="Heading_20_2" text:outline-level="2"><text:bookmark-start text:name="__RefHeading___Toc3950_2190213348"/>Export<text:bookmark-end text:name="__RefHeading___Toc3950_2190213348"/></text:h>
      <text:p text:style-name="P151">Export supports two general modes: PDF and Image export. PDF exports entire layouts to a single PDF file while Image export allows for very granular exports down to the individual card.</text:p>
      <text:h text:style-name="P175"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281010893072">
            <table:table-cell table:style-name="CommonCommandLineArgs.A1" office:value-type="string">
              <text:p text:style-name="P152">Functionality</text:p>
            </table:table-cell>
            <table:table-cell table:style-name="CommonCommandLineArgs.A1" office:value-type="string">
              <text:p text:style-name="P152">Argument</text:p>
            </table:table-cell>
            <table:table-cell table:style-name="CommonCommandLineArgs.A1" office:value-type="string">
              <text:p text:style-name="P152">Example</text:p>
            </table:table-cell>
            <table:table-cell table:style-name="CommonCommandLineArgs.D1" office:value-type="string">
              <text:p text:style-name="P152">Notes</text:p>
            </table:table-cell>
          </table:table-row>
        </table:table-header-rows>
        <table:table-row table:style-name="TableLine2281010895792">
          <table:table-cell table:style-name="CommonCommandLineArgs.A2" office:value-type="string">
            <text:p text:style-name="P125">Export Format</text:p>
          </table:table-cell>
          <table:table-cell table:style-name="CommonCommandLineArgs.A2" office:value-type="string">
            <text:p text:style-name="P124">-<text:span text:style-name="T84">exportFormat</text:span></text:p>
          </table:table-cell>
          <table:table-cell table:style-name="CommonCommandLineArgs.A2" office:value-type="string">
            <text:p text:style-name="P125">pdf</text:p>
          </table:table-cell>
          <table:table-cell table:style-name="CommonCommandLineArgs.D2" office:value-type="string">
            <text:p text:style-name="P125">Various formats:</text:p>
            <text:p text:style-name="P127">pdf, bmp, emf, exif, gif, icon, jpeg, png<text:span text:style-name="T91">(image default)</text:span>, tiff, wmf</text:p>
          </table:table-cell>
        </table:table-row>
        <table:table-row table:style-name="TableLine2281010913744">
          <table:table-cell table:style-name="CommonCommandLineArgs.A2" office:value-type="string">
            <text:p text:style-name="P125">Export Path</text:p>
          </table:table-cell>
          <table:table-cell table:style-name="CommonCommandLineArgs.A2" office:value-type="string">
            <text:p text:style-name="P124">-<text:span text:style-name="T84">exportPath</text:span></text:p>
          </table:table-cell>
          <table:table-cell table:style-name="CommonCommandLineArgs.A2" office:value-type="string">
            <text:p text:style-name="P125">E:\file.pdf</text:p>
          </table:table-cell>
          <table:table-cell table:style-name="CommonCommandLineArgs.D2" office:value-type="string">
            <text:p text:style-name="P125">For pdf files this should be a file path. For images it should be a folder path.</text:p>
          </table:table-cell>
        </table:table-row>
        <table:table-row table:style-name="TableLine2281010901776">
          <table:table-cell table:style-name="CommonCommandLineArgs.A2" office:value-type="string">
            <text:p text:style-name="P125">Project Path</text:p>
          </table:table-cell>
          <table:table-cell table:style-name="CommonCommandLineArgs.A2" office:value-type="string">
            <text:p text:style-name="P124">-<text:span text:style-name="T84">projectPath</text:span></text:p>
          </table:table-cell>
          <table:table-cell table:style-name="CommonCommandLineArgs.A2" office:value-type="string">
            <text:p text:style-name="P129">E:\CardMaker\sample\<text:soft-page-break/>sample_project.cmp</text:p>
          </table:table-cell>
          <table:table-cell table:style-name="CommonCommandLineArgs.D2" office:value-type="string">
            <text:p text:style-name="P125"/>
          </table:table-cell>
        </table:table-row>
        <table:table-row table:style-name="TableLine2281010905856">
          <table:table-cell table:style-name="CommonCommandLineArgs.A2" office:value-type="string">
            <text:p text:style-name="P125">Layout Names</text:p>
          </table:table-cell>
          <table:table-cell table:style-name="CommonCommandLineArgs.A2" office:value-type="string">
            <text:p text:style-name="P124">-<text:span text:style-name="T84">layoutNames</text:span></text:p>
          </table:table-cell>
          <table:table-cell table:style-name="CommonCommandLineArgs.A2" office:value-type="string">
            <text:p text:style-name="P126">“PowerDeck” “Layout with space”</text:p>
          </table:table-cell>
          <table:table-cell table:style-name="CommonCommandLineArgs.D2" office:value-type="string">
            <text:p text:style-name="P125">The args following this may be quoted and should have spaces between them. Each of the layouts will be included in the export. <text:span text:style-name="T87">Defaults to all in project.</text:span></text:p>
          </table:table-cell>
        </table:table-row>
        <table:table-row table:style-name="TableLine2281010909120">
          <table:table-cell table:style-name="CommonCommandLineArgs.A2" office:value-type="string">
            <text:p text:style-name="P125">Google Credentials</text:p>
          </table:table-cell>
          <table:table-cell table:style-name="CommonCommandLineArgs.A2" office:value-type="string">
            <text:p text:style-name="P124">-<text:span text:style-name="T84">googleCredential</text:span></text:p>
          </table:table-cell>
          <table:table-cell table:style-name="CommonCommandLineArgs.A2" office:value-type="string">
            <text:p text:style-name="P126"/>
          </table:table-cell>
          <table:table-cell table:style-name="CommonCommandLineArgs.D2" office:value-type="string">
            <text:p text:style-name="P125">The key provided by visiting the OAUTH2 page within the UI (can also be visited manually).</text:p>
          </table:table-cell>
        </table:table-row>
      </table:table>
      <text:p text:style-name="P153"/>
      <text:h text:style-name="P175"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281010888720">
            <table:table-cell table:style-name="PDFCommandLineArgs.A1" office:value-type="string">
              <text:p text:style-name="P152">Functionality</text:p>
            </table:table-cell>
            <table:table-cell table:style-name="PDFCommandLineArgs.A1" office:value-type="string">
              <text:p text:style-name="P152">Argument</text:p>
            </table:table-cell>
            <table:table-cell table:style-name="PDFCommandLineArgs.A1" office:value-type="string">
              <text:p text:style-name="P152">Example</text:p>
            </table:table-cell>
            <table:table-cell table:style-name="PDFCommandLineArgs.D1" office:value-type="string">
              <text:p text:style-name="P152">Notes</text:p>
            </table:table-cell>
          </table:table-row>
        </table:table-header-rows>
        <table:table-row table:style-name="TableLine2281010896880">
          <table:table-cell table:style-name="PDFCommandLineArgs.A2" office:value-type="string">
            <text:p text:style-name="P128">Page Orientation</text:p>
          </table:table-cell>
          <table:table-cell table:style-name="PDFCommandLineArgs.A2" office:value-type="string">
            <text:p text:style-name="P124">-<text:span text:style-name="T85">pageOrientation</text:span></text:p>
          </table:table-cell>
          <table:table-cell table:style-name="PDFCommandLineArgs.A2" office:value-type="string">
            <text:p text:style-name="P128">landscape</text:p>
          </table:table-cell>
          <table:table-cell table:style-name="PDFCommandLineArgs.D2" office:value-type="string">
            <text:p text:style-name="P128">Landscape or Portrait(default)</text:p>
          </table:table-cell>
        </table:table-row>
      </table:table>
      <text:p text:style-name="P153"/>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281010908304">
            <table:table-cell table:style-name="ImageCommandLineArgs.A1" office:value-type="string">
              <text:p text:style-name="P152">Functionality</text:p>
            </table:table-cell>
            <table:table-cell table:style-name="ImageCommandLineArgs.A1" office:value-type="string">
              <text:p text:style-name="P152">Argument</text:p>
            </table:table-cell>
            <table:table-cell table:style-name="ImageCommandLineArgs.A1" office:value-type="string">
              <text:p text:style-name="P152">Example</text:p>
            </table:table-cell>
            <table:table-cell table:style-name="ImageCommandLineArgs.D1" office:value-type="string">
              <text:p text:style-name="P152">Notes</text:p>
            </table:table-cell>
          </table:table-row>
        </table:table-header-rows>
        <table:table-row table:style-name="TableLine2281010899872">
          <table:table-cell table:style-name="ImageCommandLineArgs.A2" office:value-type="string">
            <text:p text:style-name="P124">Card Indices</text:p>
          </table:table-cell>
          <table:table-cell table:style-name="ImageCommandLineArgs.A2" office:value-type="string">
            <text:p text:style-name="P124">-<text:span text:style-name="T85">cardIndices</text:span></text:p>
          </table:table-cell>
          <table:table-cell table:style-name="ImageCommandLineArgs.A2" office:value-type="string">
            <text:p text:style-name="P124">“<text:span text:style-name="T85">1-4,6,18-27</text:span>”</text:p>
          </table:table-cell>
          <table:table-cell table:style-name="ImageCommandLineArgs.D2" office:value-type="string">
            <text:p text:style-name="P128">Allows for multiple values to be specified via comma separated. These may also include ranges. All values are card numbers. <text:span text:style-name="T86">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56">1 - Export the cards 1-4,6,7 from layouts Sample and Default from the custom_project.cmp as png files to E:\export.</text:p>
      <text:p text:style-name="P154">CardMaker -projectPath E:\<text:span text:style-name="T89">custom</text:span>_project.cmp -exportFormat png <text:line-break/>-layoutNames "<text:span text:style-name="T89">Sample</text:span>" "Default" -cardIndices "1-4,<text:span text:style-name="T88">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56">2 - Export all the cards from every layout from the custom_project.cmp as a pdf file E:\export\file.pdf.</text:p>
      <text:p text:style-name="P155">CardMaker -projectPath E:\<text:span text:style-name="T89">custom</text:span>_project.cmp -exportFormat <text:span text:style-name="T90">pdf</text:span> <text:line-break/>-exportPath "<text:span text:style-name="T90">E:\export\file.pdf</text:span>"</text:p>
      <text:p text:style-name="P155"><text:soft-page-break/></text:p>
      <text:h text:style-name="Heading_20_1" text:outline-level="1"><text:bookmark-start text:name="__RefHeading___Toc3862_737891315"/>File Formats and 3<text:span text:style-name="T94">rd</text:span> Party Handlers<text:bookmark-end text:name="__RefHeading___Toc3862_737891315"/></text:h>
      <text:p text:style-name="P158">PSD files are read by Endogine based code</text:p>
      <text:p text:style-name="P158">Excel files are read by ClosedXML</text:p>
      <text:list xml:id="list459180004" text:style-name="L12">
        <text:list-item>
          <text:p text:style-name="P200">There may be issues if a cell has a comment applied</text:p>
        </text:list-item>
      </text:list>
      <text:p text:style-name="P158">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39" meta:image-count="0" meta:object-count="0" meta:page-count="34" meta:paragraph-count="1028" meta:word-count="8683" meta:character-count="52555" meta:non-whitespace-character-count="44831"/>
  </office:meta>
</office:document-meta>
</file>